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1643.9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rginalLikelihood_flat_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46.191981746778" calcext:value-type="float">
            <text:p>-146.19198174677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169933763072, 'col0': 1.0000436305393607, 'col1': 1.0001108853735248}</text:p>
          </table:table-cell>
          <table:table-cell office:value-type="float" office:value="0.9" calcext:value-type="float">
            <text:p>0.9</text:p>
          </table:table-cell>
          <table:table-cell office:value-type="float" office:value="0.620087336244541" calcext:value-type="float">
            <text:p>0.620087336244541</text:p>
          </table:table-cell>
          <table:table-cell office:value-type="float" office:value="0.901185770750988" calcext:value-type="float">
            <text:p>0.901185770750988</text:p>
          </table:table-cell>
          <table:table-cell office:value-type="float" office:value="0.617279605841985" calcext:value-type="float">
            <text:p>0.617279605841985</text:p>
          </table:table-cell>
          <table:table-cell office:value-type="float" office:value="0" calcext:value-type="float">
            <text:p>0</text:p>
          </table:table-cell>
          <table:table-cell office:value-type="float" office:value="63.6817621650407" calcext:value-type="float">
            <text:p>63.681762165040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75.443072834492" calcext:value-type="float">
            <text:p>-275.4430728344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027574058739, 'col0': 0.9999944539890198, 'col1': 1.0000264948001718}</text:p>
          </table:table-cell>
          <table:table-cell office:value-type="float" office:value="0.907" calcext:value-type="float">
            <text:p>0.907</text:p>
          </table:table-cell>
          <table:table-cell office:value-type="float" office:value="0.623336244541485" calcext:value-type="float">
            <text:p>0.623336244541485</text:p>
          </table:table-cell>
          <table:table-cell office:value-type="float" office:value="0.90727816550349" calcext:value-type="float">
            <text:p>0.90727816550349</text:p>
          </table:table-cell>
          <table:table-cell office:value-type="float" office:value="0.623059711928402" calcext:value-type="float">
            <text:p>0.623059711928402</text:p>
          </table:table-cell>
          <table:table-cell office:value-type="float" office:value="0" calcext:value-type="float">
            <text:p>0</text:p>
          </table:table-cell>
          <table:table-cell office:value-type="float" office:value="74.070071574999" calcext:value-type="float">
            <text:p>74.070071574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855.1872090675" calcext:value-type="float">
            <text:p>-2855.187209067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0.9999966523328855, 'col0': 0.9999957359691106, 'col1': 1.0000835474841205}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627772925764192" calcext:value-type="float">
            <text:p>0.627772925764192</text:p>
          </table:table-cell>
          <table:table-cell office:value-type="float" office:value="0.914973367528112" calcext:value-type="float">
            <text:p>0.914973367528112</text:p>
          </table:table-cell>
          <table:table-cell office:value-type="float" office:value="0.630688710963225" calcext:value-type="float">
            <text:p>0.630688710963225</text:p>
          </table:table-cell>
          <table:table-cell office:value-type="float" office:value="0" calcext:value-type="float">
            <text:p>0</text:p>
          </table:table-cell>
          <table:table-cell office:value-type="float" office:value="3283.36627979705" calcext:value-type="float">
            <text:p>3283.36627979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5621.70358332582" calcext:value-type="float">
            <text:p>-5621.7035833258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0.9999967657948707, 'col0': 1.0000440659911498, 'col1': 1.0001401051250856}</text:p>
          </table:table-cell>
          <table:table-cell office:value-type="float" office:value="0.91495" calcext:value-type="float">
            <text:p>0.91495</text:p>
          </table:table-cell>
          <table:table-cell office:value-type="float" office:value="0.628087336244542" calcext:value-type="float">
            <text:p>0.628087336244542</text:p>
          </table:table-cell>
          <table:table-cell office:value-type="float" office:value="0.915754544103809" calcext:value-type="float">
            <text:p>0.915754544103809</text:p>
          </table:table-cell>
          <table:table-cell office:value-type="float" office:value="0.630449875034713" calcext:value-type="float">
            <text:p>0.630449875034713</text:p>
          </table:table-cell>
          <table:table-cell office:value-type="float" office:value="0" calcext:value-type="float">
            <text:p>0</text:p>
          </table:table-cell>
          <table:table-cell office:value-type="float" office:value="7438.16446365498" calcext:value-type="float">
            <text:p>7438.16446365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55.2771649830329" calcext:value-type="float">
            <text:p>-55.277164983032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1248152894913, 'col0': 1.000129123122494, 'col1': 1.000447180376819, 'col2': 1.0003773585476683, 'col3': 1.000103295427998}</text:p>
          </table:table-cell>
          <table:table-cell office:value-type="float" office:value="0.976" calcext:value-type="float">
            <text:p>0.976</text:p>
          </table:table-cell>
          <table:table-cell office:value-type="float" office:value="0.629519650655022" calcext:value-type="float">
            <text:p>0.629519650655022</text:p>
          </table:table-cell>
          <table:table-cell office:value-type="float" office:value="0.975903614457831" calcext:value-type="float">
            <text:p>0.975903614457831</text:p>
          </table:table-cell>
          <table:table-cell office:value-type="float" office:value="0.624641630977241" calcext:value-type="float">
            <text:p>0.624641630977241</text:p>
          </table:table-cell>
          <table:table-cell office:value-type="float" office:value="0" calcext:value-type="float">
            <text:p>0</text:p>
          </table:table-cell>
          <table:table-cell office:value-type="float" office:value="232.217415211024" calcext:value-type="float">
            <text:p>232.217415211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19.684483082085" calcext:value-type="float">
            <text:p>-119.6844830820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0.9999940689048346, 'col0': 0.9999945411074217, 'col1': 1.0000071467805545, 'col2': 1.000010577968362, 'col3': 1.0000825083841494}</text:p>
          </table:table-cell>
          <table:table-cell office:value-type="float" office:value="0.973" calcext:value-type="float">
            <text:p>0.973</text:p>
          </table:table-cell>
          <table:table-cell office:value-type="float" office:value="0.632908296943231" calcext:value-type="float">
            <text:p>0.632908296943231</text:p>
          </table:table-cell>
          <table:table-cell office:value-type="float" office:value="0.97286432160804" calcext:value-type="float">
            <text:p>0.97286432160804</text:p>
          </table:table-cell>
          <table:table-cell office:value-type="float" office:value="0.638029624526352" calcext:value-type="float">
            <text:p>0.638029624526352</text:p>
          </table:table-cell>
          <table:table-cell office:value-type="float" office:value="0" calcext:value-type="float">
            <text:p>0</text:p>
          </table:table-cell>
          <table:table-cell office:value-type="float" office:value="323.974226618069" calcext:value-type="float">
            <text:p>323.9742266180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275.57270627077" calcext:value-type="float">
            <text:p>-1275.5727062707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5585975987554, 'col0': 1.0000053003687253, 'col1': 1.0005594416853372, 'col2': 1.000598722113054, 'col3': 1.0000754798593683}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632733624454149" calcext:value-type="float">
            <text:p>0.632733624454149</text:p>
          </table:table-cell>
          <table:table-cell office:value-type="float" office:value="0.967589400059108" calcext:value-type="float">
            <text:p>0.967589400059108</text:p>
          </table:table-cell>
          <table:table-cell office:value-type="float" office:value="0.63100628268576" calcext:value-type="float">
            <text:p>0.63100628268576</text:p>
          </table:table-cell>
          <table:table-cell office:value-type="float" office:value="0" calcext:value-type="float">
            <text:p>0</text:p>
          </table:table-cell>
          <table:table-cell office:value-type="float" office:value="9776.8361208241" calcext:value-type="float">
            <text:p>9776.83612082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731.69421429953" calcext:value-type="float">
            <text:p>-2731.69421429953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2156394695685, 'col0': 1.0008452727027086, 'col1': 0.9999964343268273, 'col2': 0.9999946677960201, 'col3': 1.0007086293242813}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633467248908297" calcext:value-type="float">
            <text:p>0.633467248908297</text:p>
          </table:table-cell>
          <table:table-cell office:value-type="float" office:value="0.967047146401985" calcext:value-type="float">
            <text:p>0.967047146401985</text:p>
          </table:table-cell>
          <table:table-cell office:value-type="float" office:value="0.634017022464071" calcext:value-type="float">
            <text:p>0.634017022464071</text:p>
          </table:table-cell>
          <table:table-cell office:value-type="float" office:value="0" calcext:value-type="float">
            <text:p>0</text:p>
          </table:table-cell>
          <table:table-cell office:value-type="float" office:value="17613.445486163" calcext:value-type="float">
            <text:p>17613.445486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54.2910535555255" calcext:value-type="float">
            <text:p>-54.291053555525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404554704485, 'col0': 1.0000046318779519, 'col1': 1.0000836414372702, 'col2': 1.000146376065536, 'col3': 1.000007927779015, 'col4': 1.000034919391353, 'col5': 0.9999988544877284}</text:p>
          </table:table-cell>
          <table:table-cell office:value-type="float" office:value="0.97" calcext:value-type="float">
            <text:p>0.97</text:p>
          </table:table-cell>
          <table:table-cell office:value-type="float" office:value="0.629834061135371" calcext:value-type="float">
            <text:p>0.629834061135371</text:p>
          </table:table-cell>
          <table:table-cell office:value-type="float" office:value="0.969818913480885" calcext:value-type="float">
            <text:p>0.969818913480885</text:p>
          </table:table-cell>
          <table:table-cell office:value-type="float" office:value="0.625106142088876" calcext:value-type="float">
            <text:p>0.625106142088876</text:p>
          </table:table-cell>
          <table:table-cell office:value-type="float" office:value="0" calcext:value-type="float">
            <text:p>0</text:p>
          </table:table-cell>
          <table:table-cell office:value-type="float" office:value="319.446479898994" calcext:value-type="float">
            <text:p>319.4464798989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07.962949606605" calcext:value-type="float">
            <text:p>-107.9629496066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030787659229, 'col0': 1.0000215325558663, 'col1': 1.0000119776219887, 'col2': 1.0000722025664022, 'col3': 1.0001641088736068, 'col4': 1.0001193659555532, 'col5': 0.9999956439464444}</text:p>
          </table:table-cell>
          <table:table-cell office:value-type="float" office:value="0.972" calcext:value-type="float">
            <text:p>0.972</text:p>
          </table:table-cell>
          <table:table-cell office:value-type="float" office:value="0.630148471615721" calcext:value-type="float">
            <text:p>0.630148471615721</text:p>
          </table:table-cell>
          <table:table-cell office:value-type="float" office:value="0.971943887775551" calcext:value-type="float">
            <text:p>0.971943887775551</text:p>
          </table:table-cell>
          <table:table-cell office:value-type="float" office:value="0.630638802637547" calcext:value-type="float">
            <text:p>0.630638802637547</text:p>
          </table:table-cell>
          <table:table-cell office:value-type="float" office:value="0" calcext:value-type="float">
            <text:p>0</text:p>
          </table:table-cell>
          <table:table-cell office:value-type="float" office:value="454.264892538893" calcext:value-type="float">
            <text:p>454.264892538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124.18656210526" calcext:value-type="float">
            <text:p>-1124.1865621052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1313121500583, 'col0': 1.0001863990297668, 'col1': 1.0000448299798126, 'col2': 0.9999998085279003, 'col3': 1.0001738564835223, 'col4': 1.0000673510256564, 'col5': 1.0000358110664607}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629449781659389" calcext:value-type="float">
            <text:p>0.629449781659389</text:p>
          </table:table-cell>
          <table:table-cell office:value-type="float" office:value="0.972542072630647" calcext:value-type="float">
            <text:p>0.972542072630647</text:p>
          </table:table-cell>
          <table:table-cell office:value-type="float" office:value="0.618604149437273" calcext:value-type="float">
            <text:p>0.618604149437273</text:p>
          </table:table-cell>
          <table:table-cell office:value-type="float" office:value="0" calcext:value-type="float">
            <text:p>0</text:p>
          </table:table-cell>
          <table:table-cell office:value-type="float" office:value="13611.730258743" calcext:value-type="float">
            <text:p>13611.7302587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2345.76762926067" calcext:value-type="float">
            <text:p>-2345.76762926067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842066070559, 'col0': 1.0000012947594261, 'col1': 1.0003359455377836, 'col2': 1.000235971600155, 'col3': 0.9999987769696134, 'col4': 0.9999937530821477, 'col5': 0.999994552302511}</text:p>
          </table:table-cell>
          <table:table-cell office:value-type="float" office:value="0.97145" calcext:value-type="float">
            <text:p>0.97145</text:p>
          </table:table-cell>
          <table:table-cell office:value-type="float" office:value="0.628262008733624" calcext:value-type="float">
            <text:p>0.628262008733624</text:p>
          </table:table-cell>
          <table:table-cell office:value-type="float" office:value="0.971748057988224" calcext:value-type="float">
            <text:p>0.971748057988224</text:p>
          </table:table-cell>
          <table:table-cell office:value-type="float" office:value="0.617381611592535" calcext:value-type="float">
            <text:p>0.617381611592535</text:p>
          </table:table-cell>
          <table:table-cell office:value-type="float" office:value="0" calcext:value-type="float">
            <text:p>0</text:p>
          </table:table-cell>
          <table:table-cell office:value-type="float" office:value="24660.555977158" calcext:value-type="float">
            <text:p>24660.555977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51.5427382863412" calcext:value-type="float">
            <text:p>-51.54273828634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1685329657553, 'col0': 1.000144079887564, 'col1': 1.000146174165945, 'col2': 1.0002467871140543, 'col3': 1.000008030553228, 'col4': 1.0000006751843498, 'col5': 1.000000196637381, 'col6': 1.0000114814181902, 'col7': 1.0002338782310065}</text:p>
          </table:table-cell>
          <table:table-cell office:value-type="float" office:value="0.974" calcext:value-type="float">
            <text:p>0.974</text:p>
          </table:table-cell>
          <table:table-cell office:value-type="float" office:value="0.62574672489083" calcext:value-type="float">
            <text:p>0.62574672489083</text:p>
          </table:table-cell>
          <table:table-cell office:value-type="float" office:value="0.973843058350101" calcext:value-type="float">
            <text:p>0.973843058350101</text:p>
          </table:table-cell>
          <table:table-cell office:value-type="float" office:value="0.611467740180612" calcext:value-type="float">
            <text:p>0.611467740180612</text:p>
          </table:table-cell>
          <table:table-cell office:value-type="float" office:value="0" calcext:value-type="float">
            <text:p>0</text:p>
          </table:table-cell>
          <table:table-cell office:value-type="float" office:value="441.795382963959" calcext:value-type="float">
            <text:p>441.7953829639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89.0901634282683" calcext:value-type="float">
            <text:p>-89.09016342826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1624128101474, 'col0': 1.0000871495649577, 'col1': 1.0001311640340722, 'col2': 1.000228036914679, 'col3': 1.0000033625578246, 'col4': 1.0001086210197228, 'col5': 1.000175270967461, 'col6': 1.0001144957481065, 'col7': 0.9999959536579583}</text:p>
          </table:table-cell>
          <table:table-cell office:value-type="float" office:value="0.98" calcext:value-type="float">
            <text:p>0.98</text:p>
          </table:table-cell>
          <table:table-cell office:value-type="float" office:value="0.627633187772926" calcext:value-type="float">
            <text:p>0.627633187772926</text:p>
          </table:table-cell>
          <table:table-cell office:value-type="float" office:value="0.980039920159681" calcext:value-type="float">
            <text:p>0.980039920159681</text:p>
          </table:table-cell>
          <table:table-cell office:value-type="float" office:value="0.609345794392523" calcext:value-type="float">
            <text:p>0.609345794392523</text:p>
          </table:table-cell>
          <table:table-cell office:value-type="float" office:value="0" calcext:value-type="float">
            <text:p>0</text:p>
          </table:table-cell>
          <table:table-cell office:value-type="float" office:value="592.957967887982" calcext:value-type="float">
            <text:p>592.9579678879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1123.34979491065" calcext:value-type="float">
            <text:p>-1123.3497949106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2431014022801, 'col0': 1.0004967937225178, 'col1': 0.9999966353963918, 'col2': 1.0000443557061893, 'col3': 1.0004953595407016, 'col4': 1.0003217784923566, 'col5': 1.0000170039674074, 'col6': 1.0002195127057592, 'col7': 1.0000438330113561}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629659388646288" calcext:value-type="float">
            <text:p>0.629659388646288</text:p>
          </table:table-cell>
          <table:table-cell office:value-type="float" office:value="0.973233615430033" calcext:value-type="float">
            <text:p>0.973233615430033</text:p>
          </table:table-cell>
          <table:table-cell office:value-type="float" office:value="0.618902110220369" calcext:value-type="float">
            <text:p>0.618902110220369</text:p>
          </table:table-cell>
          <table:table-cell office:value-type="float" office:value="0" calcext:value-type="float">
            <text:p>0</text:p>
          </table:table-cell>
          <table:table-cell office:value-type="float" office:value="17420.925396758" calcext:value-type="float">
            <text:p>17420.925396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2341.19625902416" calcext:value-type="float">
            <text:p>-2341.1962590241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95691238715, 'col0': 1.0000678051501912, 'col1': 1.0001564665191391, 'col2': 1.0000832059516336, 'col3': 1.0001921218089505, 'col4': 1.0000316170115793, 'col5': 0.9999940507937893, 'col6': 0.9999984695657462, 'col7': 1.0000185124365888}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628331877729258" calcext:value-type="float">
            <text:p>0.628331877729258</text:p>
          </table:table-cell>
          <table:table-cell office:value-type="float" office:value="0.972095784682367" calcext:value-type="float">
            <text:p>0.972095784682367</text:p>
          </table:table-cell>
          <table:table-cell office:value-type="float" office:value="0.618030373747891" calcext:value-type="float">
            <text:p>0.618030373747891</text:p>
          </table:table-cell>
          <table:table-cell office:value-type="float" office:value="0" calcext:value-type="float">
            <text:p>0</text:p>
          </table:table-cell>
          <table:table-cell office:value-type="float" office:value="31680.484675262" calcext:value-type="float">
            <text:p>31680.4846752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43.4493012677591" calcext:value-type="float">
            <text:p>-43.449301267759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2641539615384, 'col0': 1.0006124020433436, 'col1': 1.0004756331625795, 'col2': 1.0007305372684816, 'col3': 1.0001567992411873, 'col4': 0.9999976298324388, 'col5': 1.0000389846732367, 'col6': 1.0000513895485346, 'col7': 1.00039176843404, 'col8': 1.0002461029938363, 'col9': 1.0000728627417905}</text:p>
          </table:table-cell>
          <table:table-cell office:value-type="float" office:value="0.984" calcext:value-type="float">
            <text:p>0.984</text:p>
          </table:table-cell>
          <table:table-cell office:value-type="float" office:value="0.630672489082969" calcext:value-type="float">
            <text:p>0.630672489082969</text:p>
          </table:table-cell>
          <table:table-cell office:value-type="float" office:value="0.983935742971888" calcext:value-type="float">
            <text:p>0.983935742971888</text:p>
          </table:table-cell>
          <table:table-cell office:value-type="float" office:value="0.598663730924" calcext:value-type="float">
            <text:p>0.598663730924</text:p>
          </table:table-cell>
          <table:table-cell office:value-type="float" office:value="0" calcext:value-type="float">
            <text:p>0</text:p>
          </table:table-cell>
          <table:table-cell office:value-type="float" office:value="549.859590878012" calcext:value-type="float">
            <text:p>549.859590878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80.4903978690588" calcext:value-type="float">
            <text:p>-80.49039786905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0.9999937529934684, 'col0': 1.0000106581158787, 'col1': 1.0000012062779557, 'col2': 1.0000689070003312, 'col3': 1.000071717862899, 'col4': 1.000297087524785, 'col5': 1.0000508580628404, 'col6': 0.999995312590662, 'col7': 0.9999939789497373, 'col8': 1.0000035098246398, 'col9': 1.0002423793026058}</text:p>
          </table:table-cell>
          <table:table-cell office:value-type="float" office:value="0.982" calcext:value-type="float">
            <text:p>0.982</text:p>
          </table:table-cell>
          <table:table-cell office:value-type="float" office:value="0.636995633187773" calcext:value-type="float">
            <text:p>0.636995633187773</text:p>
          </table:table-cell>
          <table:table-cell office:value-type="float" office:value="0.982035928143713" calcext:value-type="float">
            <text:p>0.982035928143713</text:p>
          </table:table-cell>
          <table:table-cell office:value-type="float" office:value="0.622214142883112" calcext:value-type="float">
            <text:p>0.622214142883112</text:p>
          </table:table-cell>
          <table:table-cell office:value-type="float" office:value="0" calcext:value-type="float">
            <text:p>0</text:p>
          </table:table-cell>
          <table:table-cell office:value-type="float" office:value="741.99208412203" calcext:value-type="float">
            <text:p>741.992084122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45.2726889714" calcext:value-type="float">
            <text:p>-1045.272688971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537672426357, 'col0': 1.0002711584282138, 'col1': 0.9999939875903873, 'col2': 0.999996656984405, 'col3': 1.0001487016809294, 'col4': 1.0001764959873816, 'col5': 1.000011736373609, 'col6': 1.0000182855103643, 'col7': 1.000003947145773, 'col8': 1.00004010927789, 'col9': 1.000028782733071}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641991266375546" calcext:value-type="float">
            <text:p>0.641991266375546</text:p>
          </table:table-cell>
          <table:table-cell office:value-type="float" office:value="0.975451049985212" calcext:value-type="float">
            <text:p>0.975451049985212</text:p>
          </table:table-cell>
          <table:table-cell office:value-type="float" office:value="0.631074951400389" calcext:value-type="float">
            <text:p>0.631074951400389</text:p>
          </table:table-cell>
          <table:table-cell office:value-type="float" office:value="0" calcext:value-type="float">
            <text:p>0</text:p>
          </table:table-cell>
          <table:table-cell office:value-type="float" office:value="21639.677329188" calcext:value-type="float">
            <text:p>21639.6773291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2193.8227571375" calcext:value-type="float">
            <text:p>-2193.8227571375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7083090608697, 'col0': 1.0011191798849886, 'col1': 1.0001349222932752, 'col2': 1.0000531896011153, 'col3': 1.0010198000888093, 'col4': 1.0007969142184108, 'col5': 1.0003647642282782, 'col6': 1.000166746698785, 'col7': 0.9999955691075587, 'col8': 1.0001253418946332, 'col9': 1.000317915491047}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64174672489083" calcext:value-type="float">
            <text:p>0.64174672489083</text:p>
          </table:table-cell>
          <table:table-cell office:value-type="float" office:value="0.974834043396413" calcext:value-type="float">
            <text:p>0.974834043396413</text:p>
          </table:table-cell>
          <table:table-cell office:value-type="float" office:value="0.630650099045561" calcext:value-type="float">
            <text:p>0.630650099045561</text:p>
          </table:table-cell>
          <table:table-cell office:value-type="float" office:value="0" calcext:value-type="float">
            <text:p>0</text:p>
          </table:table-cell>
          <table:table-cell office:value-type="float" office:value="39141.913733371" calcext:value-type="float">
            <text:p>39141.9137333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42.9395645371756" calcext:value-type="float">
            <text:p>-42.939564537175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0.9999937640058437, 'col0': 0.9999949969250128, 'col1': 1.0000512407785733, 'col2': 1.0000339614649634, 'col3': 1.0000506689625017, 'col4': 1.0000158420595837, 'col5': 1.0000100140070007, 'col6': 0.9999938932659432, 'col7': 1.0000394561914208, 'col8': 0.9999989740202375, 'col9': 1.0001254949448866, 'col10': 1.0000228176317383, 'col11': 1.0002245408139605}</text:p>
          </table:table-cell>
          <table:table-cell office:value-type="float" office:value="0.984" calcext:value-type="float">
            <text:p>0.984</text:p>
          </table:table-cell>
          <table:table-cell office:value-type="float" office:value="0.63056768558952" calcext:value-type="float">
            <text:p>0.63056768558952</text:p>
          </table:table-cell>
          <table:table-cell office:value-type="float" office:value="0.983935742971888" calcext:value-type="float">
            <text:p>0.983935742971888</text:p>
          </table:table-cell>
          <table:table-cell office:value-type="float" office:value="0.600325031180317" calcext:value-type="float">
            <text:p>0.600325031180317</text:p>
          </table:table-cell>
          <table:table-cell office:value-type="float" office:value="0" calcext:value-type="float">
            <text:p>0</text:p>
          </table:table-cell>
          <table:table-cell office:value-type="float" office:value="672.740635768976" calcext:value-type="float">
            <text:p>672.7406357689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73.4002446131685" calcext:value-type="float">
            <text:p>-73.40024461316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1236740724408, 'col0': 0.999995697366254, 'col1': 1.0001930316431673, 'col2': 1.000141595818007, 'col3': 1.0002040410257158, 'col4': 1.000464784248849, 'col5': 1.0000191060514025, 'col6': 1.0002053275798772, 'col7': 1.000038689299146, 'col8': 1.0000282652562782, 'col9': 1.0002058788190362, 'col10': 1.0002106171797582, 'col11': 1.0000470221435034}</text:p>
          </table:table-cell>
          <table:table-cell office:value-type="float" office:value="0.987" calcext:value-type="float">
            <text:p>0.987</text:p>
          </table:table-cell>
          <table:table-cell office:value-type="float" office:value="0.651318777292576" calcext:value-type="float">
            <text:p>0.65131877729257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641988593565049" calcext:value-type="float">
            <text:p>0.641988593565049</text:p>
          </table:table-cell>
          <table:table-cell office:value-type="float" office:value="0" calcext:value-type="float">
            <text:p>0</text:p>
          </table:table-cell>
          <table:table-cell office:value-type="float" office:value="925.251460833941" calcext:value-type="float">
            <text:p>925.2514608339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776.312091861717" calcext:value-type="float">
            <text:p>-776.31209186171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15841469391666, 'col0': 1.000955989862163, 'col1': 1.0013904323077123, 'col2': 1.0007260334186505, 'col3': 1.0017005971205846, 'col4': 1.0014077385185018, 'col5': 1.00022261693766, 'col6': 1.0001062707910273, 'col7': 1.0000106307030079, 'col8': 1.0001681583991786, 'col9': 1.0000661942491438, 'col10': 1.0002634282333018, 'col11': 1.0000212621204265}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669764192139738" calcext:value-type="float">
            <text:p>0.669764192139738</text:p>
          </table:table-cell>
          <table:table-cell office:value-type="float" office:value="0.982397151898734" calcext:value-type="float">
            <text:p>0.982397151898734</text:p>
          </table:table-cell>
          <table:table-cell office:value-type="float" office:value="0.666737176097303" calcext:value-type="float">
            <text:p>0.666737176097303</text:p>
          </table:table-cell>
          <table:table-cell office:value-type="float" office:value="0" calcext:value-type="float">
            <text:p>0</text:p>
          </table:table-cell>
          <table:table-cell office:value-type="float" office:value="25975.625228578" calcext:value-type="float">
            <text:p>25975.6252285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1725.20357813119" calcext:value-type="float">
            <text:p>-1725.20357813119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2218322093652, 'col0': 1.0010824850717877, 'col1': 1.00112363274089, 'col2': 1.0005968166419719, 'col3': 1.0011591794713726, 'col4': 1.0004429255120417, 'col5': 1.000001018022792, 'col6': 1.0001164297481466, 'col7': 0.9999987374690616, 'col8': 1.0010000167458375, 'col9': 1.000021994746052, 'col10': 1.000302921001252, 'col11': 1.0001998470596287}</text:p>
          </table:table-cell>
          <table:table-cell office:value-type="float" office:value="0.98075" calcext:value-type="float">
            <text:p>0.98075</text:p>
          </table:table-cell>
          <table:table-cell office:value-type="float" office:value="0.664803493449782" calcext:value-type="float">
            <text:p>0.664803493449782</text:p>
          </table:table-cell>
          <table:table-cell office:value-type="float" office:value="0.980884762424904" calcext:value-type="float">
            <text:p>0.980884762424904</text:p>
          </table:table-cell>
          <table:table-cell office:value-type="float" office:value="0.660390047074647" calcext:value-type="float">
            <text:p>0.660390047074647</text:p>
          </table:table-cell>
          <table:table-cell office:value-type="float" office:value="0" calcext:value-type="float">
            <text:p>0</text:p>
          </table:table-cell>
          <table:table-cell office:value-type="float" office:value="46234.953457291" calcext:value-type="float">
            <text:p>46234.9534572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81.4885183474186" calcext:value-type="float">
            <text:p>-81.48851834741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1716037976718, 'col0': 1.0000003884549271, 'col1': 1.0000065103073033, 'col2': 1.0000118377923295, 'col3': 0.9999978225003118}</text:p>
          </table:table-cell>
          <table:table-cell office:value-type="float" office:value="0.942" calcext:value-type="float">
            <text:p>0.942</text:p>
          </table:table-cell>
          <table:table-cell office:value-type="float" office:value="0.640174672489083" calcext:value-type="float">
            <text:p>0.640174672489083</text:p>
          </table:table-cell>
          <table:table-cell office:value-type="float" office:value="0.943025540275049" calcext:value-type="float">
            <text:p>0.943025540275049</text:p>
          </table:table-cell>
          <table:table-cell office:value-type="float" office:value="0.638672560162773" calcext:value-type="float">
            <text:p>0.638672560162773</text:p>
          </table:table-cell>
          <table:table-cell office:value-type="float" office:value="0" calcext:value-type="float">
            <text:p>0</text:p>
          </table:table-cell>
          <table:table-cell office:value-type="float" office:value="231.96261000901" calcext:value-type="float">
            <text:p>231.962610009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68.396523892707" calcext:value-type="float">
            <text:p>-168.3965238927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0.999993765570078, 'col0': 1.0001486697105526, 'col1': 1.000174292651751, 'col2': 1.0002128932833456, 'col3': 1.0000142988607852}</text:p>
          </table:table-cell>
          <table:table-cell office:value-type="float" office:value="0.941" calcext:value-type="float">
            <text:p>0.941</text:p>
          </table:table-cell>
          <table:table-cell office:value-type="float" office:value="0.640593886462882" calcext:value-type="float">
            <text:p>0.640593886462882</text:p>
          </table:table-cell>
          <table:table-cell office:value-type="float" office:value="0.942439024390244" calcext:value-type="float">
            <text:p>0.942439024390244</text:p>
          </table:table-cell>
          <table:table-cell office:value-type="float" office:value="0.643396880415945" calcext:value-type="float">
            <text:p>0.643396880415945</text:p>
          </table:table-cell>
          <table:table-cell office:value-type="float" office:value="0" calcext:value-type="float">
            <text:p>0</text:p>
          </table:table-cell>
          <table:table-cell office:value-type="float" office:value="330.37761770701" calcext:value-type="float">
            <text:p>330.377617707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741.19217138382" calcext:value-type="float">
            <text:p>-1741.1921713838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02486298728, 'col0': 1.0000163257926318, 'col1': 1.0002271963291514, 'col2': 1.0000374730720907, 'col3': 1.0001651106990443}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64307423580786" calcext:value-type="float">
            <text:p>0.64307423580786</text:p>
          </table:table-cell>
          <table:table-cell office:value-type="float" office:value="0.941518766366017" calcext:value-type="float">
            <text:p>0.941518766366017</text:p>
          </table:table-cell>
          <table:table-cell office:value-type="float" office:value="0.651570439586673" calcext:value-type="float">
            <text:p>0.651570439586673</text:p>
          </table:table-cell>
          <table:table-cell office:value-type="float" office:value="0" calcext:value-type="float">
            <text:p>0</text:p>
          </table:table-cell>
          <table:table-cell office:value-type="float" office:value="9687.45357570192" calcext:value-type="float">
            <text:p>9687.45357570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481.75719563401" calcext:value-type="float">
            <text:p>-3481.7571956340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74385012309, 'col0': 1.0001700991257345, 'col1': 1.000125310618373, 'col2': 1.0004044649767583, 'col3': 1.0000530206291158}</text:p>
          </table:table-cell>
          <table:table-cell office:value-type="float" office:value="0.94085" calcext:value-type="float">
            <text:p>0.94085</text:p>
          </table:table-cell>
          <table:table-cell office:value-type="float" office:value="0.642794759825328" calcext:value-type="float">
            <text:p>0.642794759825328</text:p>
          </table:table-cell>
          <table:table-cell office:value-type="float" office:value="0.94244709316468" calcext:value-type="float">
            <text:p>0.94244709316468</text:p>
          </table:table-cell>
          <table:table-cell office:value-type="float" office:value="0.651511536757438" calcext:value-type="float">
            <text:p>0.651511536757438</text:p>
          </table:table-cell>
          <table:table-cell office:value-type="float" office:value="0" calcext:value-type="float">
            <text:p>0</text:p>
          </table:table-cell>
          <table:table-cell office:value-type="float" office:value="17652.253230794" calcext:value-type="float">
            <text:p>17652.2532307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1.4686936506854" calcext:value-type="float">
            <text:p>-21.468693650685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5102192069883, 'col0': 1.0004003513785715, 'col1': 1.000000822167599, 'col2': 1.000020953107387, 'col3': 1.0002140914758824, 'col4': 1.0001875005349945, 'col5': 1.000115727635693, 'col6': 1.0000328768616307, 'col7': 1.0000451406958868}</text:p>
          </table:table-cell>
          <table:table-cell office:value-type="float" office:value="0.988" calcext:value-type="float">
            <text:p>0.988</text:p>
          </table:table-cell>
          <table:table-cell office:value-type="float" office:value="0.677240174672489" calcext:value-type="float">
            <text:p>0.677240174672489</text:p>
          </table:table-cell>
          <table:table-cell office:value-type="float" office:value="0.987951807228916" calcext:value-type="float">
            <text:p>0.987951807228916</text:p>
          </table:table-cell>
          <table:table-cell office:value-type="float" office:value="0.679011916756419" calcext:value-type="float">
            <text:p>0.679011916756419</text:p>
          </table:table-cell>
          <table:table-cell office:value-type="float" office:value="0" calcext:value-type="float">
            <text:p>0</text:p>
          </table:table-cell>
          <table:table-cell office:value-type="float" office:value="419.835465309094" calcext:value-type="float">
            <text:p>419.8354653090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64.1609023231037" calcext:value-type="float">
            <text:p>-64.16090232310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1897964143254, 'col0': 1.0000045916363893, 'col1': 1.0001654003471994, 'col2': 1.0000133961549076, 'col3': 1.000075378978822, 'col4': 1.0000000181162034, 'col5': 1.0001901429268252, 'col6': 0.9999978222373668, 'col7': 1.000149841782926}</text:p>
          </table:table-cell>
          <table:table-cell office:value-type="float" office:value="0.986" calcext:value-type="float">
            <text:p>0.986</text:p>
          </table:table-cell>
          <table:table-cell office:value-type="float" office:value="0.679510917030568" calcext:value-type="float">
            <text:p>0.679510917030568</text:p>
          </table:table-cell>
          <table:table-cell office:value-type="float" office:value="0.985971943887776" calcext:value-type="float">
            <text:p>0.985971943887776</text:p>
          </table:table-cell>
          <table:table-cell office:value-type="float" office:value="0.691464316943566" calcext:value-type="float">
            <text:p>0.691464316943566</text:p>
          </table:table-cell>
          <table:table-cell office:value-type="float" office:value="0" calcext:value-type="float">
            <text:p>0</text:p>
          </table:table-cell>
          <table:table-cell office:value-type="float" office:value="597.659037931939" calcext:value-type="float">
            <text:p>597.6590379319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715.96032873411" calcext:value-type="float">
            <text:p>-715.960328734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339143607155, 'col0': 1.000027937735324, 'col1': 1.0000063808070037, 'col2': 1.0000086870586065, 'col3': 1.000094070058471, 'col4': 0.9999937629448393, 'col5': 1.0004513081016557, 'col6': 1.000232485599143, 'col7': 0.9999964170532766}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67517903930131" calcext:value-type="float">
            <text:p>0.67517903930131</text:p>
          </table:table-cell>
          <table:table-cell office:value-type="float" office:value="0.983151049364469" calcext:value-type="float">
            <text:p>0.983151049364469</text:p>
          </table:table-cell>
          <table:table-cell office:value-type="float" office:value="0.693236555592214" calcext:value-type="float">
            <text:p>0.693236555592214</text:p>
          </table:table-cell>
          <table:table-cell office:value-type="float" office:value="0" calcext:value-type="float">
            <text:p>0</text:p>
          </table:table-cell>
          <table:table-cell office:value-type="float" office:value="17640.031038544" calcext:value-type="float">
            <text:p>17640.0310385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591.60000864207" calcext:value-type="float">
            <text:p>-1591.60000864207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504560780177, 'col0': 1.0003626968726147, 'col1': 1.0006581570655908, 'col2': 1.0002720488826242, 'col3': 1.0000915662784107, 'col4': 1.0000082427230377, 'col5': 1.0007649946300168, 'col6': 1.001168277007734, 'col7': 1.000020947206798}</text:p>
          </table:table-cell>
          <table:table-cell office:value-type="float" office:value="0.98055" calcext:value-type="float">
            <text:p>0.98055</text:p>
          </table:table-cell>
          <table:table-cell office:value-type="float" office:value="0.670777292576419" calcext:value-type="float">
            <text:p>0.670777292576419</text:p>
          </table:table-cell>
          <table:table-cell office:value-type="float" office:value="0.980735898578715" calcext:value-type="float">
            <text:p>0.980735898578715</text:p>
          </table:table-cell>
          <table:table-cell office:value-type="float" office:value="0.689857171065622" calcext:value-type="float">
            <text:p>0.689857171065622</text:p>
          </table:table-cell>
          <table:table-cell office:value-type="float" office:value="0" calcext:value-type="float">
            <text:p>0</text:p>
          </table:table-cell>
          <table:table-cell office:value-type="float" office:value="32612.9381495081" calcext:value-type="float">
            <text:p>32612.93814950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6.8992693676108" calcext:value-type="float">
            <text:p>-16.899269367610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221429532677, 'col0': 1.0003461494240906, 'col1': 1.0000098032971982, 'col2': 1.0000841826311913, 'col3': 1.0000110568538785, 'col4': 1.000009187737576, 'col5': 1.0000467998759524, 'col6': 1.0001672440636526, 'col7': 1.0003317862302301, 'col8': 1.000000505525405, 'col9': 0.9999975542537538, 'col10': 1.0000239728838036, 'col11': 0.9999950425563521}</text:p>
          </table:table-cell>
          <table:table-cell office:value-type="float" office:value="0.992" calcext:value-type="float">
            <text:p>0.992</text:p>
          </table:table-cell>
          <table:table-cell office:value-type="float" office:value="0.671091703056769" calcext:value-type="float">
            <text:p>0.671091703056769</text:p>
          </table:table-cell>
          <table:table-cell office:value-type="float" office:value="0.991967871485944" calcext:value-type="float">
            <text:p>0.991967871485944</text:p>
          </table:table-cell>
          <table:table-cell office:value-type="float" office:value="0.670999755390153" calcext:value-type="float">
            <text:p>0.670999755390153</text:p>
          </table:table-cell>
          <table:table-cell office:value-type="float" office:value="0" calcext:value-type="float">
            <text:p>0</text:p>
          </table:table-cell>
          <table:table-cell office:value-type="float" office:value="902.201402107952" calcext:value-type="float">
            <text:p>902.2014021079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58.6372549662082" calcext:value-type="float">
            <text:p>-58.63725496620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031636116469, 'col0': 1.0002629526896414, 'col1': 1.0000054866700567, 'col2': 1.0005881281270272, 'col3': 1.000006624386038, 'col4': 1.0000695605585934, 'col5': 1.0000087042648103, 'col6': 1.000114429331684, 'col7': 1.001536115612553, 'col8': 1.0003687588779993, 'col9': 1.0001030143971619, 'col10': 1.0000864010830126, 'col11': 0.9999953803853344}</text:p>
          </table:table-cell>
          <table:table-cell office:value-type="float" office:value="0.99" calcext:value-type="float">
            <text:p>0.99</text:p>
          </table:table-cell>
          <table:table-cell office:value-type="float" office:value="0.679650655021834" calcext:value-type="float">
            <text:p>0.679650655021834</text:p>
          </table:table-cell>
          <table:table-cell office:value-type="float" office:value="0.98997995991984" calcext:value-type="float">
            <text:p>0.98997995991984</text:p>
          </table:table-cell>
          <table:table-cell office:value-type="float" office:value="0.688603640315132" calcext:value-type="float">
            <text:p>0.688603640315132</text:p>
          </table:table-cell>
          <table:table-cell office:value-type="float" office:value="0" calcext:value-type="float">
            <text:p>0</text:p>
          </table:table-cell>
          <table:table-cell office:value-type="float" office:value="1243.9632347892" calcext:value-type="float">
            <text:p>1243.96323478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650.363242843713" calcext:value-type="float">
            <text:p>-650.3632428437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464700986842, 'col0': 1.0003889940360358, 'col1': 1.0008746801477995, 'col2': 1.00104321900502, 'col3': 1.0000093975197177, 'col4': 1.0000258045506474, 'col5': 1.0000204230773544, 'col6': 1.000060699603963, 'col7': 1.0002331184938593, 'col8': 1.0001944942834875, 'col9': 1.0001571631951456, 'col10': 1.0000027987751747, 'col11': 1.0002908731691669}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68153711790393" calcext:value-type="float">
            <text:p>0.68153711790393</text:p>
          </table:table-cell>
          <table:table-cell office:value-type="float" office:value="0.983732623484176" calcext:value-type="float">
            <text:p>0.983732623484176</text:p>
          </table:table-cell>
          <table:table-cell office:value-type="float" office:value="0.691922946941534" calcext:value-type="float">
            <text:p>0.691922946941534</text:p>
          </table:table-cell>
          <table:table-cell office:value-type="float" office:value="0" calcext:value-type="float">
            <text:p>0</text:p>
          </table:table-cell>
          <table:table-cell office:value-type="float" office:value="40079.0580594349" calcext:value-type="float">
            <text:p>40079.05805943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397.03394388876" calcext:value-type="float">
            <text:p>-1397.0339438887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558155302095, 'col0': 1.0006224673299566, 'col1': 1.0006303340004408, 'col2': 1.001013304783311, 'col3': 1.0004599450895615, 'col4': 1.000405496634525, 'col5': 1.0000533336776938, 'col6': 1.0000730830001092, 'col7': 1.0002613419511395, 'col8': 0.9999944834145256, 'col9': 1.000090115594736, 'col10': 1.0000526781292591, 'col11': 1.0000363991828305}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679965065502183" calcext:value-type="float">
            <text:p>0.679965065502183</text:p>
          </table:table-cell>
          <table:table-cell office:value-type="float" office:value="0.982082755889923" calcext:value-type="float">
            <text:p>0.982082755889923</text:p>
          </table:table-cell>
          <table:table-cell office:value-type="float" office:value="0.691642263287219" calcext:value-type="float">
            <text:p>0.691642263287219</text:p>
          </table:table-cell>
          <table:table-cell office:value-type="float" office:value="0" calcext:value-type="float">
            <text:p>0</text:p>
          </table:table-cell>
          <table:table-cell office:value-type="float" office:value="72297.1189941729" calcext:value-type="float">
            <text:p>72297.11899417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57874330580896" calcext:value-type="float">
            <text:p>0.578743305808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134058783483, 'col0': 1.000365026130913, 'col1': 1.0008090982356221, 'col2': 1.000775740741905, 'col3': 1.000045232590473, 'col4': 1.0000295428614632, 'col5': 1.0008920842001343, 'col6': 1.0001557104924157, 'col7': 1.0001097196510647, 'col8': 1.0007380253098466, 'col9': 1.0006519484109244, 'col10': 1.0006402661441196, 'col11': 1.000007859509628, 'col12': 1.0000603991590167, 'col13': 1.0004807576603387, 'col14': 1.0010371088774668, 'col15': 0.9999937571071393}</text:p>
          </table:table-cell>
          <table:table-cell office:value-type="float" office:value="0.992" calcext:value-type="float">
            <text:p>0.992</text:p>
          </table:table-cell>
          <table:table-cell office:value-type="float" office:value="0.679056768558952" calcext:value-type="float">
            <text:p>0.679056768558952</text:p>
          </table:table-cell>
          <table:table-cell office:value-type="float" office:value="0.991935483870967" calcext:value-type="float">
            <text:p>0.991935483870967</text:p>
          </table:table-cell>
          <table:table-cell office:value-type="float" office:value="0.690391938799582" calcext:value-type="float">
            <text:p>0.690391938799582</text:p>
          </table:table-cell>
          <table:table-cell office:value-type="float" office:value="0" calcext:value-type="float">
            <text:p>0</text:p>
          </table:table-cell>
          <table:table-cell office:value-type="float" office:value="1006.9222296949" calcext:value-type="float">
            <text:p>1006.92222969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6.228923840082" calcext:value-type="float">
            <text:p>-46.2289238400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3066366822482, 'col0': 1.0000377974894974, 'col1': 1.000117591974955, 'col2': 1.0000665770998038, 'col3': 0.9999937499838543, 'col4': 0.9999979274153267, 'col5': 1.0001410148214736, 'col6': 1.0000265418548702, 'col7': 1.0000128233446806, 'col8': 1.0000308368592226, 'col9': 0.9999940695108112, 'col10': 1.0002245963220993, 'col11': 1.0000352106462729, 'col12': 0.9999952144945476, 'col13': 0.9999937509946959, 'col14': 1.0000528688193244, 'col15': 1.0001148281075412}</text:p>
          </table:table-cell>
          <table:table-cell office:value-type="float" office:value="0.989" calcext:value-type="float">
            <text:p>0.989</text:p>
          </table:table-cell>
          <table:table-cell office:value-type="float" office:value="0.685624454148472" calcext:value-type="float">
            <text:p>0.685624454148472</text:p>
          </table:table-cell>
          <table:table-cell office:value-type="float" office:value="0.988988988988989" calcext:value-type="float">
            <text:p>0.988988988988989</text:p>
          </table:table-cell>
          <table:table-cell office:value-type="float" office:value="0.685997417914093" calcext:value-type="float">
            <text:p>0.685997417914093</text:p>
          </table:table-cell>
          <table:table-cell office:value-type="float" office:value="0" calcext:value-type="float">
            <text:p>0</text:p>
          </table:table-cell>
          <table:table-cell office:value-type="float" office:value="1652.26480524917" calcext:value-type="float">
            <text:p>1652.264805249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53.845947018566" calcext:value-type="float">
            <text:p>-653.84594701856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0.9999937508442786, 'col0': 1.0019707085307934, 'col1': 1.0019429185967346, 'col2': 1.0021300215172924, 'col3': 1.0010953850740827, 'col4': 1.001031899062881, 'col5': 1.0000688223806775, 'col6': 1.0000024937191638, 'col7': 1.0000382610756904, 'col8': 1.0000906288250544, 'col9': 1.0000583690829727, 'col10': 1.0001577487731368, 'col11': 1.0001886755267793, 'col12': 0.9999937761788211, 'col13': 1.000157753725127, 'col14': 1.0000146284574463, 'col15': 1.000001567681404}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681606986899563" calcext:value-type="float">
            <text:p>0.681606986899563</text:p>
          </table:table-cell>
          <table:table-cell office:value-type="float" office:value="0.983735830458354" calcext:value-type="float">
            <text:p>0.983735830458354</text:p>
          </table:table-cell>
          <table:table-cell office:value-type="float" office:value="0.691761363636364" calcext:value-type="float">
            <text:p>0.691761363636364</text:p>
          </table:table-cell>
          <table:table-cell office:value-type="float" office:value="0" calcext:value-type="float">
            <text:p>0</text:p>
          </table:table-cell>
          <table:table-cell office:value-type="float" office:value="53659.619629388" calcext:value-type="float">
            <text:p>53659.6196293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400.14207558093" calcext:value-type="float">
            <text:p>-1400.14207558093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5433291155874, 'col0': 1.0000000744822664, 'col1': 1.000044021936974, 'col2': 1.000016608873413, 'col3': 1.0000701041060744, 'col4': 1.0001940323493663, 'col5': 0.9999937827166816, 'col6': 1.000021591078893, 'col7': 1.0000326497299608, 'col8': 1.0000508760682587, 'col9': 1.001210398959683, 'col10': 1.0009854947237051, 'col11': 1.0000102664157502, 'col12': 1.0000184791959206, 'col13': 1.0000998182556804, 'col14': 1.0003404024238987, 'col15': 1.0000366952883795}</text:p>
          </table:table-cell>
          <table:table-cell office:value-type="float" office:value="0.98195" calcext:value-type="float">
            <text:p>0.98195</text:p>
          </table:table-cell>
          <table:table-cell office:value-type="float" office:value="0.680384279475983" calcext:value-type="float">
            <text:p>0.680384279475983</text:p>
          </table:table-cell>
          <table:table-cell office:value-type="float" office:value="0.982127828110302" calcext:value-type="float">
            <text:p>0.982127828110302</text:p>
          </table:table-cell>
          <table:table-cell office:value-type="float" office:value="0.691900993433238" calcext:value-type="float">
            <text:p>0.691900993433238</text:p>
          </table:table-cell>
          <table:table-cell office:value-type="float" office:value="0" calcext:value-type="float">
            <text:p>0</text:p>
          </table:table-cell>
          <table:table-cell office:value-type="float" office:value="95418.105509015" calcext:value-type="float">
            <text:p>95418.105509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.58869262142742" calcext:value-type="float">
            <text:p>9.5886926214274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533795018634, 'col0': 1.0025224497243082, 'col1': 1.0030741274196613, 'col2': 1.0017723287034066, 'col3': 1.0000265555200651, 'col4': 1.0000220484849813, 'col5': 1.0002880890412176, 'col6': 1.0043164269595397, 'col7': 1.0044925612779358, 'col8': 1.0012415296557164, 'col9': 1.0024334789596174, 'col10': 1.000250944291927, 'col11': 1.0037563113987624, 'col12': 1.000691624059173, 'col13': 1.0003308820074688, 'col14': 1.0002021115513355, 'col15': 1.0008581971352948, 'col16': 1.001267046892192, 'col17': 1.0012327959341165, 'col18': 1.0002395573040488, 'col19': 1.0004972283136073}</text:p>
          </table:table-cell>
          <table:table-cell office:value-type="float" office:value="0.994" calcext:value-type="float">
            <text:p>0.994</text:p>
          </table:table-cell>
          <table:table-cell office:value-type="float" office:value="0.664873362445415" calcext:value-type="float">
            <text:p>0.664873362445415</text:p>
          </table:table-cell>
          <table:table-cell office:value-type="float" office:value="0.993963782696177" calcext:value-type="float">
            <text:p>0.993963782696177</text:p>
          </table:table-cell>
          <table:table-cell office:value-type="float" office:value="0.66223020316186" calcext:value-type="float">
            <text:p>0.66223020316186</text:p>
          </table:table-cell>
          <table:table-cell office:value-type="float" office:value="0" calcext:value-type="float">
            <text:p>0</text:p>
          </table:table-cell>
          <table:table-cell office:value-type="float" office:value="1494.74581395788" calcext:value-type="float">
            <text:p>1494.745813957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40.7770263555431" calcext:value-type="float">
            <text:p>-40.77702635554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0.9999965417640025, 'col0': 1.0004182017822318, 'col1': 0.9999940277517163, 'col2': 0.9999975836091981, 'col3': 1.0001786419914862, 'col4': 1.00005464020143, 'col5': 0.9999994322951123, 'col6': 1.0000388446752657, 'col7': 1.0002843360275468, 'col8': 1.0000847818687442, 'col9': 1.0003678042311495, 'col10': 1.0004060942160447, 'col11': 1.0001934260479048, 'col12': 1.0000654781498894, 'col13': 1.0001018293032844, 'col14': 1.000016510436526, 'col15': 0.9999987023296195, 'col16': 0.9999942004130176, 'col17': 0.9999998862351125, 'col18': 1.000216896644284, 'col19': 1.0000416095747573}</text:p>
          </table:table-cell>
          <table:table-cell office:value-type="float" office:value="0.989" calcext:value-type="float">
            <text:p>0.989</text:p>
          </table:table-cell>
          <table:table-cell office:value-type="float" office:value="0.696873362445415" calcext:value-type="float">
            <text:p>0.696873362445415</text:p>
          </table:table-cell>
          <table:table-cell office:value-type="float" office:value="0.988988988988989" calcext:value-type="float">
            <text:p>0.988988988988989</text:p>
          </table:table-cell>
          <table:table-cell office:value-type="float" office:value="0.699768174111622" calcext:value-type="float">
            <text:p>0.699768174111622</text:p>
          </table:table-cell>
          <table:table-cell office:value-type="float" office:value="0" calcext:value-type="float">
            <text:p>0</text:p>
          </table:table-cell>
          <table:table-cell office:value-type="float" office:value="2019.27926015691" calcext:value-type="float">
            <text:p>2019.279260156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606.134705053274" calcext:value-type="float">
            <text:p>-606.13470505327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3889668639803, 'col0': 1.0000023308925017, 'col1': 1.0008267702678464, 'col2': 1.0003358776049636, 'col3': 1.0000180709338218, 'col4': 0.9999952532460854, 'col5': 0.9999961364451904, 'col6': 1.0000275465042023, 'col7': 1.0000129144202055, 'col8': 1.0012910760390887, 'col9': 1.00012960268896, 'col10': 1.0005922505244815, 'col11': 0.9999984688696876, 'col12': 1.0001273461799212, 'col13': 1.000027996957707, 'col14': 1.0002991784403872, 'col15': 1.0005965859321255, 'col16': 0.9999966361259751, 'col17': 0.9999937503696966, 'col18': 1.0010240854077994, 'col19': 1.0001302661353544}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687371179039301" calcext:value-type="float">
            <text:p>0.687371179039301</text:p>
          </table:table-cell>
          <table:table-cell office:value-type="float" office:value="0.985693142575234" calcext:value-type="float">
            <text:p>0.985693142575234</text:p>
          </table:table-cell>
          <table:table-cell office:value-type="float" office:value="0.69996982599658" calcext:value-type="float">
            <text:p>0.69996982599658</text:p>
          </table:table-cell>
          <table:table-cell office:value-type="float" office:value="0" calcext:value-type="float">
            <text:p>0</text:p>
          </table:table-cell>
          <table:table-cell office:value-type="float" office:value="67061.2943683281" calcext:value-type="float">
            <text:p>67061.29436832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1257.05300463591" calcext:value-type="float">
            <text:p>-1257.0530046359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5047497413013, 'col0': 1.0001186290585045, 'col1': 1.0003975207872011, 'col2': 1.0003799342958013, 'col3': 1.000020052265623, 'col4': 0.9999983801950287, 'col5': 0.999995699504111, 'col6': 1.0000339392377142, 'col7': 1.0000028013391806, 'col8': 1.0006973808711808, 'col9': 1.0001455806611619, 'col10': 1.0000480547213952, 'col11': 1.0000224678826326, 'col12': 1.0000071736266374, 'col13': 1.0001973014369492, 'col14': 1.000125301591444, 'col15': 1.0000263615784526, 'col16': 1.0000566823053176, 'col17': 1.0004209819228131, 'col18': 1.0006403726394069, 'col19': 1.0000866717475108}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686742358078603" calcext:value-type="float">
            <text:p>0.686742358078603</text:p>
          </table:table-cell>
          <table:table-cell office:value-type="float" office:value="0.984731310727741" calcext:value-type="float">
            <text:p>0.984731310727741</text:p>
          </table:table-cell>
          <table:table-cell office:value-type="float" office:value="0.699748869914616" calcext:value-type="float">
            <text:p>0.699748869914616</text:p>
          </table:table-cell>
          <table:table-cell office:value-type="float" office:value="0" calcext:value-type="float">
            <text:p>0</text:p>
          </table:table-cell>
          <table:table-cell office:value-type="float" office:value="118278.904701658" calcext:value-type="float">
            <text:p>118278.9047016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63.664099122917" calcext:value-type="float">
            <text:p>63.66409912291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313660348519534, 'col0': 1.2798450570914965, 'col1': 1.285638177307057, 'col2': 1.2715664417643149, 'col3': 1.1369911944963655, 'col4': 1.210181143976053, 'col5': 1.0611153978570003, 'col6': 1.2964362216769598, 'col7': 1.2726084420393515, 'col8': 1.2729464621334516, 'col9': 1.270769635102624, 'col10': 1.2642552566567413, 'col11': 1.228736392356317, 'col12': 1.237127130196839, 'col13': 1.3120986201698728, 'col14': 1.2593827170084992, 'col15': 1.1032857530223883, 'col16': 1.245011486175282, 'col17': 1.30643075589777, 'col18': 1.295866767960658, 'col19': 1.025701504433823, 'col20': 1.2120742345771158, 'col21': 1.2253967331688602, 'col22': 1.0768499797114852, 'col23': 1.268988252391104}</text:p>
          </table:table-cell>
          <table:table-cell office:value-type="float" office:value="0.998" calcext:value-type="float">
            <text:p>0.998</text:p>
          </table:table-cell>
          <table:table-cell office:value-type="float" office:value="0.659877729257642" calcext:value-type="float">
            <text:p>0.659877729257642</text:p>
          </table:table-cell>
          <table:table-cell office:value-type="float" office:value="0.997987927565392" calcext:value-type="float">
            <text:p>0.997987927565392</text:p>
          </table:table-cell>
          <table:table-cell office:value-type="float" office:value="0.651139458219865" calcext:value-type="float">
            <text:p>0.651139458219865</text:p>
          </table:table-cell>
          <table:table-cell office:value-type="float" office:value="0" calcext:value-type="float">
            <text:p>0</text:p>
          </table:table-cell>
          <table:table-cell office:value-type="float" office:value="1725.87970135408" calcext:value-type="float">
            <text:p>1725.879701354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38.2411135214363" calcext:value-type="float">
            <text:p>-38.24111352143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92208378463, 'col0': 1.0002874099339674, 'col1': 1.0011052720448612, 'col2': 1.0026437590547028, 'col3': 1.0009470492642176, 'col4': 1.0010200828902398, 'col5': 0.9999985472457772, 'col6': 1.0009696368084062, 'col7': 1.000606011490241, 'col8': 1.0000277518000895, 'col9': 1.000129328908617, 'col10': 1.0013350115345945, 'col11': 1.0000245950008468, 'col12': 1.0000214651080528, 'col13': 1.0009299989063778, 'col14': 1.0003490778487432, 'col15': 1.0000237878136624, 'col16': 1.0001077244122185, 'col17': 1.0000454005840353, 'col18': 1.0002384986139132, 'col19': 0.9999963050306568, 'col20': 1.000750802125676, 'col21': 1.000127326792941, 'col22': 1.0013634483233662, 'col23': 0.999998368342439}</text:p>
          </table:table-cell>
          <table:table-cell office:value-type="float" office:value="0.991" calcext:value-type="float">
            <text:p>0.991</text:p>
          </table:table-cell>
          <table:table-cell office:value-type="float" office:value="0.699528384279476" calcext:value-type="float">
            <text:p>0.699528384279476</text:p>
          </table:table-cell>
          <table:table-cell office:value-type="float" office:value="0.990990990990991" calcext:value-type="float">
            <text:p>0.990990990990991</text:p>
          </table:table-cell>
          <table:table-cell office:value-type="float" office:value="0.700428407230678" calcext:value-type="float">
            <text:p>0.700428407230678</text:p>
          </table:table-cell>
          <table:table-cell office:value-type="float" office:value="0" calcext:value-type="float">
            <text:p>0</text:p>
          </table:table-cell>
          <table:table-cell office:value-type="float" office:value="20445.2216847129" calcext:value-type="float">
            <text:p>20445.22168471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556.218432315119" calcext:value-type="float">
            <text:p>-556.21843231511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713280778115, 'col0': 1.0001708121719661, 'col1': 1.0007925814022347, 'col2': 1.0005407479551136, 'col3': 1.0001221890614693, 'col4': 1.0004417964942602, 'col5': 1.0000467870038035, 'col6': 1.0000319663982051, 'col7': 0.9999980284963765, 'col8': 1.0002381103062312, 'col9': 0.9999941335458269, 'col10': 1.0000652126943828, 'col11': 1.0000216619666944, 'col12': 1.0000615028427173, 'col13': 1.0001207180530918, 'col14': 1.0015834292466663, 'col15': 1.000023138426131, 'col16': 0.9999989882072519, 'col17': 1.0000384963619244, 'col18': 1.0001188275840458, 'col19': 1.0000471009839154, 'col20': 1.0000789601024231, 'col21': 1.0002468044944448, 'col22': 1.0004243371520671, 'col23': 1.0000021101365602}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695371179039301" calcext:value-type="float">
            <text:p>0.695371179039301</text:p>
          </table:table-cell>
          <table:table-cell office:value-type="float" office:value="0.987459267305224" calcext:value-type="float">
            <text:p>0.987459267305224</text:p>
          </table:table-cell>
          <table:table-cell office:value-type="float" office:value="0.704366693788988" calcext:value-type="float">
            <text:p>0.704366693788988</text:p>
          </table:table-cell>
          <table:table-cell office:value-type="float" office:value="0" calcext:value-type="float">
            <text:p>0</text:p>
          </table:table-cell>
          <table:table-cell office:value-type="float" office:value="81063.0512722749" calcext:value-type="float">
            <text:p>81063.05127227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192.48253455687" calcext:value-type="float">
            <text:p>-1192.48253455687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14384899681128, 'col0': 1.0001319769121362, 'col1': 1.0000703133856943, 'col2': 1.0003904369201717, 'col3': 1.0005813226756213, 'col4': 1.000255821437372, 'col5': 1.000077301587958, 'col6': 1.0000731653264259, 'col7': 1.0000856186430147, 'col8': 1.0002030105990005, 'col9': 0.9999945655966548, 'col10': 1.0003118897224779, 'col11': 1.0041812986233907, 'col12': 0.9999979290921157, 'col13': 1.0003561392954081, 'col14': 1.000283287816397, 'col15': 1.0002928786383132, 'col16': 1.00015290496598, 'col17': 1.000329968457653, 'col18': 1.000597529617432, 'col19': 1.0002594940036957, 'col20': 1.0001110895993264, 'col21': 1.035637392637545, 'col22': 1.0355350732823068, 'col23': 1.013935836133041}</text:p>
          </table:table-cell>
          <table:table-cell office:value-type="float" office:value="0.98585" calcext:value-type="float">
            <text:p>0.98585</text:p>
          </table:table-cell>
          <table:table-cell office:value-type="float" office:value="0.695371179039301" calcext:value-type="float">
            <text:p>0.695371179039301</text:p>
          </table:table-cell>
          <table:table-cell office:value-type="float" office:value="0.985971347841174" calcext:value-type="float">
            <text:p>0.985971347841174</text:p>
          </table:table-cell>
          <table:table-cell office:value-type="float" office:value="0.707067992475141" calcext:value-type="float">
            <text:p>0.707067992475141</text:p>
          </table:table-cell>
          <table:table-cell office:value-type="float" office:value="0" calcext:value-type="float">
            <text:p>0</text:p>
          </table:table-cell>
          <table:table-cell office:value-type="float" office:value="143010.707095199" calcext:value-type="float">
            <text:p>143010.7070951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78.2966123649438" calcext:value-type="float">
            <text:p>-78.296612364943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653598577305, 'col0': 1.0002631377009086, 'col1': 1.0002514436954417, 'col2': 1.0005623574633853, 'col3': 1.0005138920095775, 'col4': 1.000240125631759, 'col5': 1.0006923601545248}</text:p>
          </table:table-cell>
          <table:table-cell office:value-type="float" office:value="0.948" calcext:value-type="float">
            <text:p>0.948</text:p>
          </table:table-cell>
          <table:table-cell office:value-type="float" office:value="0.639371179039301" calcext:value-type="float">
            <text:p>0.639371179039301</text:p>
          </table:table-cell>
          <table:table-cell office:value-type="float" office:value="0.948818897637795" calcext:value-type="float">
            <text:p>0.948818897637795</text:p>
          </table:table-cell>
          <table:table-cell office:value-type="float" office:value="0.628976027027999" calcext:value-type="float">
            <text:p>0.628976027027999</text:p>
          </table:table-cell>
          <table:table-cell office:value-type="float" office:value="0" calcext:value-type="float">
            <text:p>0</text:p>
          </table:table-cell>
          <table:table-cell office:value-type="float" office:value="401.306808501948" calcext:value-type="float">
            <text:p>401.3068085019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64.067800253146" calcext:value-type="float">
            <text:p>-164.0678002531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3312302410756, 'col0': 1.0002158305334101, 'col1': 0.9999953779105302, 'col2': 1.001615001022219, 'col3': 0.9999965757763509, 'col4': 1.0020865106293737, 'col5': 0.9999958689651953}</text:p>
          </table:table-cell>
          <table:table-cell office:value-type="float" office:value="0.946" calcext:value-type="float">
            <text:p>0.946</text:p>
          </table:table-cell>
          <table:table-cell office:value-type="float" office:value="0.642305676855895" calcext:value-type="float">
            <text:p>0.642305676855895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.638261791202968" calcext:value-type="float">
            <text:p>0.638261791202968</text:p>
          </table:table-cell>
          <table:table-cell office:value-type="float" office:value="0" calcext:value-type="float">
            <text:p>0</text:p>
          </table:table-cell>
          <table:table-cell office:value-type="float" office:value="653.437551954063" calcext:value-type="float">
            <text:p>653.437551954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724.57792178925" calcext:value-type="float">
            <text:p>-1724.5779217892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795781645313, 'col0': 1.0001376372342774, 'col1': 0.9999947144391726, 'col2': 1.0000388456454772, 'col3': 1.0000044372799655, 'col4': 0.9999963689968154, 'col5': 0.999994255249777}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646323144104804" calcext:value-type="float">
            <text:p>0.646323144104804</text:p>
          </table:table-cell>
          <table:table-cell office:value-type="float" office:value="0.942530959752322" calcext:value-type="float">
            <text:p>0.942530959752322</text:p>
          </table:table-cell>
          <table:table-cell office:value-type="float" office:value="0.65307381262422" calcext:value-type="float">
            <text:p>0.65307381262422</text:p>
          </table:table-cell>
          <table:table-cell office:value-type="float" office:value="0" calcext:value-type="float">
            <text:p>0</text:p>
          </table:table-cell>
          <table:table-cell office:value-type="float" office:value="21653.7659130231" calcext:value-type="float">
            <text:p>21653.76591302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434.86191371929" calcext:value-type="float">
            <text:p>-3434.86191371929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2592140121167, 'col0': 1.0000273559047155, 'col1': 1.0002678012568391, 'col2': 1.0000076072552166, 'col3': 1.0013720402005493, 'col4': 0.9999956602603606, 'col5': 1.0016601944478118}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647021834061135" calcext:value-type="float">
            <text:p>0.647021834061135</text:p>
          </table:table-cell>
          <table:table-cell office:value-type="float" office:value="0.944158492764883" calcext:value-type="float">
            <text:p>0.944158492764883</text:p>
          </table:table-cell>
          <table:table-cell office:value-type="float" office:value="0.65371170059634" calcext:value-type="float">
            <text:p>0.65371170059634</text:p>
          </table:table-cell>
          <table:table-cell office:value-type="float" office:value="0" calcext:value-type="float">
            <text:p>0</text:p>
          </table:table-cell>
          <table:table-cell office:value-type="float" office:value="39130.5670047211" calcext:value-type="float">
            <text:p>39130.56700472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8.183766032407" calcext:value-type="float">
            <text:p>-18.1837660324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11117323628058, 'col0': 1.0010632783491857, 'col1': 1.000676532974993, 'col2': 1.0013527245237104, 'col3': 1.0008861697025508, 'col4': 1.000039315067623, 'col5': 1.00139677772591, 'col6': 1.0001339149857005, 'col7': 1.0004480276600034, 'col8': 1.0004106646449284, 'col9': 1.0007253649454624, 'col10': 1.0007532470758924, 'col11': 1.000891546894528}</text:p>
          </table:table-cell>
          <table:table-cell office:value-type="float" office:value="0.984" calcext:value-type="float">
            <text:p>0.984</text:p>
          </table:table-cell>
          <table:table-cell office:value-type="float" office:value="0.669764192139738" calcext:value-type="float">
            <text:p>0.669764192139738</text:p>
          </table:table-cell>
          <table:table-cell office:value-type="float" office:value="0.983935742971888" calcext:value-type="float">
            <text:p>0.983935742971888</text:p>
          </table:table-cell>
          <table:table-cell office:value-type="float" office:value="0.662886487643094" calcext:value-type="float">
            <text:p>0.662886487643094</text:p>
          </table:table-cell>
          <table:table-cell office:value-type="float" office:value="0" calcext:value-type="float">
            <text:p>0</text:p>
          </table:table-cell>
          <table:table-cell office:value-type="float" office:value="884.689579444937" calcext:value-type="float">
            <text:p>884.6895794449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62.7625953312217" calcext:value-type="float">
            <text:p>-62.76259533122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047869995206, 'col0': 1.0001737059959268, 'col1': 1.0000342070987853, 'col2': 1.0001398375529365, 'col3': 1.0010104754231606, 'col4': 1.00089746525899, 'col5': 1.0000042669009082, 'col6': 1.0000768443072905, 'col7': 0.9999987609165536, 'col8': 1.0009166998952304, 'col9': 1.00018449754633, 'col10': 1.0000526383860269, 'col11': 1.0006433820102016}</text:p>
          </table:table-cell>
          <table:table-cell office:value-type="float" office:value="0.986" calcext:value-type="float">
            <text:p>0.986</text:p>
          </table:table-cell>
          <table:table-cell office:value-type="float" office:value="0.676227074235808" calcext:value-type="float">
            <text:p>0.676227074235808</text:p>
          </table:table-cell>
          <table:table-cell office:value-type="float" office:value="0.985971943887776" calcext:value-type="float">
            <text:p>0.985971943887776</text:p>
          </table:table-cell>
          <table:table-cell office:value-type="float" office:value="0.682406963196491" calcext:value-type="float">
            <text:p>0.682406963196491</text:p>
          </table:table-cell>
          <table:table-cell office:value-type="float" office:value="0" calcext:value-type="float">
            <text:p>0</text:p>
          </table:table-cell>
          <table:table-cell office:value-type="float" office:value="1241.29807991814" calcext:value-type="float">
            <text:p>1241.298079918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670.474876718962" calcext:value-type="float">
            <text:p>-670.47487671896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6353111478845, 'col0': 1.0000061815077887, 'col1': 1.002011817199134, 'col2': 1.0008580468898696, 'col3': 0.9999937500138406, 'col4': 1.0001267980571804, 'col5': 1.000747039704653, 'col6': 1.0022130773647324, 'col7': 1.0004906964870064, 'col8': 1.0000299871395466, 'col9': 1.0006753359052967, 'col10': 1.0005444951057483, 'col11': 1.0007761803627742}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680034934497817" calcext:value-type="float">
            <text:p>0.680034934497817</text:p>
          </table:table-cell>
          <table:table-cell office:value-type="float" office:value="0.984727559365454" calcext:value-type="float">
            <text:p>0.984727559365454</text:p>
          </table:table-cell>
          <table:table-cell office:value-type="float" office:value="0.695299244818524" calcext:value-type="float">
            <text:p>0.695299244818524</text:p>
          </table:table-cell>
          <table:table-cell office:value-type="float" office:value="0" calcext:value-type="float">
            <text:p>0</text:p>
          </table:table-cell>
          <table:table-cell office:value-type="float" office:value="34624.3477482891" calcext:value-type="float">
            <text:p>34624.34774828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432.2429547036" calcext:value-type="float">
            <text:p>-1432.242954703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298415839264, 'col0': 1.000263540354296, 'col1': 1.0006720827010078, 'col2': 1.001652777944187, 'col3': 1.00002430062275, 'col4': 1.0000263628159762, 'col5': 1.0000338372920632, 'col6': 1.0000953459138215, 'col7': 1.000032509841621, 'col8': 1.000073406772388, 'col9': 1.0000003595227343, 'col10': 1.0006963046383937, 'col11': 0.9999987101690219}</text:p>
          </table:table-cell>
          <table:table-cell office:value-type="float" office:value="0.98215" calcext:value-type="float">
            <text:p>0.98215</text:p>
          </table:table-cell>
          <table:table-cell office:value-type="float" office:value="0.6797903930131" calcext:value-type="float">
            <text:p>0.6797903930131</text:p>
          </table:table-cell>
          <table:table-cell office:value-type="float" office:value="0.982339846648528" calcext:value-type="float">
            <text:p>0.982339846648528</text:p>
          </table:table-cell>
          <table:table-cell office:value-type="float" office:value="0.696349301000464" calcext:value-type="float">
            <text:p>0.696349301000464</text:p>
          </table:table-cell>
          <table:table-cell office:value-type="float" office:value="0" calcext:value-type="float">
            <text:p>0</text:p>
          </table:table-cell>
          <table:table-cell office:value-type="float" office:value="56509.3937774489" calcext:value-type="float">
            <text:p>56509.39377744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0.24149070843" calcext:value-type="float">
            <text:p>-10.241490708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3443576058262, 'col0': 1.002870273485751, 'col1': 1.0003187839591015, 'col2': 1.0020592879213897, 'col3': 1.0002110023669886, 'col4': 1.0018356589623714, 'col5': 1.0004140096367857, 'col6': 1.000103871244044, 'col7': 1.0041512542244388, 'col8': 1.0000693520956703, 'col9': 1.0000324833728529, 'col10': 1.0000151270374453, 'col11': 1.0000842795605092, 'col12': 1.0044251314299268, 'col13': 1.0031387177873499, 'col14': 1.0039456226695092, 'col15': 1.0000685002291827, 'col16': 1.0008019739614367, 'col17': 1.0000585088260239}</text:p>
          </table:table-cell>
          <table:table-cell office:value-type="float" office:value="0.992" calcext:value-type="float">
            <text:p>0.992</text:p>
          </table:table-cell>
          <table:table-cell office:value-type="float" office:value="0.666026200873362" calcext:value-type="float">
            <text:p>0.666026200873362</text:p>
          </table:table-cell>
          <table:table-cell office:value-type="float" office:value="0.991967871485944" calcext:value-type="float">
            <text:p>0.991967871485944</text:p>
          </table:table-cell>
          <table:table-cell office:value-type="float" office:value="0.656757144908804" calcext:value-type="float">
            <text:p>0.656757144908804</text:p>
          </table:table-cell>
          <table:table-cell office:value-type="float" office:value="0" calcext:value-type="float">
            <text:p>0</text:p>
          </table:table-cell>
          <table:table-cell office:value-type="float" office:value="1305.97162314807" calcext:value-type="float">
            <text:p>1305.971623148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51.8233736572995" calcext:value-type="float">
            <text:p>-51.82337365729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12055596669192, 'col0': 1.0007915492954091, 'col1': 1.001806422843455, 'col2': 1.0001736201031013, 'col3': 1.0001738926472246, 'col4': 1.0003459137842916, 'col5': 1.0000500834274744, 'col6': 1.0000126249111834, 'col7': 1.0011520356674468, 'col8': 1.000007741523583, 'col9': 1.001189258169455, 'col10': 1.0000338221182035, 'col11': 1.00005124684888, 'col12': 1.000151726466798, 'col13': 1.0009787487144757, 'col14': 1.0000178483828865, 'col15': 1.0002261829242123, 'col16': 1.0001299521297011, 'col17': 1.0002039501305369}</text:p>
          </table:table-cell>
          <table:table-cell office:value-type="float" office:value="0.99" calcext:value-type="float">
            <text:p>0.99</text:p>
          </table:table-cell>
          <table:table-cell office:value-type="float" office:value="0.675248908296943" calcext:value-type="float">
            <text:p>0.675248908296943</text:p>
          </table:table-cell>
          <table:table-cell office:value-type="float" office:value="0.98997995991984" calcext:value-type="float">
            <text:p>0.98997995991984</text:p>
          </table:table-cell>
          <table:table-cell office:value-type="float" office:value="0.673067454455933" calcext:value-type="float">
            <text:p>0.673067454455933</text:p>
          </table:table-cell>
          <table:table-cell office:value-type="float" office:value="0" calcext:value-type="float">
            <text:p>0</text:p>
          </table:table-cell>
          <table:table-cell office:value-type="float" office:value="1688.08960164292" calcext:value-type="float">
            <text:p>1688.089601642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609.003557471661" calcext:value-type="float">
            <text:p>-609.0035574716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4306640365082, 'col0': 1.000476960057601, 'col1': 1.0017485202586136, 'col2': 1.0024240429911073, 'col3': 1.0004821856667938, 'col4': 1.0002522854455642, 'col5': 1.0000142794415925, 'col6': 1.0001818179215383, 'col7': 1.0009544454165453, 'col8': 1.0000015426505577, 'col9': 1.0001047938893681, 'col10': 0.9999963737496903, 'col11': 1.000121613920348, 'col12': 1.000249060394063, 'col13': 1.0022599533493273, 'col14': 1.0024317847843225, 'col15': 1.0000206200515331, 'col16': 0.9999942029931802, 'col17': 1.0000283484801742}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68953711790393" calcext:value-type="float">
            <text:p>0.68953711790393</text:p>
          </table:table-cell>
          <table:table-cell office:value-type="float" office:value="0.984521344769792" calcext:value-type="float">
            <text:p>0.984521344769792</text:p>
          </table:table-cell>
          <table:table-cell office:value-type="float" office:value="0.695243647337197" calcext:value-type="float">
            <text:p>0.695243647337197</text:p>
          </table:table-cell>
          <table:table-cell office:value-type="float" office:value="0" calcext:value-type="float">
            <text:p>0</text:p>
          </table:table-cell>
          <table:table-cell office:value-type="float" office:value="46729.4990791481" calcext:value-type="float">
            <text:p>46729.49907914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269.55270218976" calcext:value-type="float">
            <text:p>-1269.5527021897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588915029693, 'col0': 1.0003937667617797, 'col1': 1.0002228565912514, 'col2': 1.0001671229817362, 'col3': 1.0005011353859445, 'col4': 1.0008141827799542, 'col5': 1.001133354583072, 'col6': 1.0003740483121921, 'col7': 1.0000127760180817, 'col8': 1.000112339667879, 'col9': 0.9999947230001832, 'col10': 1.0002021478997756, 'col11': 1.000261573379345, 'col12': 1.000920573150892, 'col13': 1.0000204612359436, 'col14': 0.9999939689175316, 'col15': 1.0001146381845942, 'col16': 1.0004892416846667, 'col17': 1.0011727807505006}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689851528384279" calcext:value-type="float">
            <text:p>0.689851528384279</text:p>
          </table:table-cell>
          <table:table-cell office:value-type="float" office:value="0.983267326732673" calcext:value-type="float">
            <text:p>0.983267326732673</text:p>
          </table:table-cell>
          <table:table-cell office:value-type="float" office:value="0.69701726844584" calcext:value-type="float">
            <text:p>0.69701726844584</text:p>
          </table:table-cell>
          <table:table-cell office:value-type="float" office:value="0" calcext:value-type="float">
            <text:p>0</text:p>
          </table:table-cell>
          <table:table-cell office:value-type="float" office:value="83197.601579502" calcext:value-type="float">
            <text:p>83197.6015795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2.1529457147427" calcext:value-type="float">
            <text:p>82.15294571474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17517084669356, 'col0': 1.0001994107469432, 'col1': 1.1396573899583118, 'col2': 1.0842591674214437, 'col3': 1.006061881258033, 'col4': 1.0183725720573418, 'col5': 1.1403457634003056, 'col6': 1.020466462937608, 'col7': 1.0127304012341691, 'col8': 1.0043962518909157, 'col9': 1.0333981084048771, 'col10': 1.00554476812157, 'col11': 1.0146909056847075, 'col12': 1.0159491229468174, 'col13': 1.054803033327373, 'col14': 1.015812624873923, 'col15': 1.018572502264664, 'col16': 1.0273415264608694, 'col17': 1.4306951677338395, 'col18': 1.0688432296609893, 'col19': 1.0001018931483214, 'col20': 1.00099866966226, 'col21': 1.0010937163559201, 'col22': 1.0079622079902106, 'col23': 1.0138024294795307}</text:p>
          </table:table-cell>
          <table:table-cell office:value-type="float" office:value="0.998" calcext:value-type="float">
            <text:p>0.998</text:p>
          </table:table-cell>
          <table:table-cell office:value-type="float" office:value="0.677834061135371" calcext:value-type="float">
            <text:p>0.677834061135371</text:p>
          </table:table-cell>
          <table:table-cell office:value-type="float" office:value="0.997987927565392" calcext:value-type="float">
            <text:p>0.997987927565392</text:p>
          </table:table-cell>
          <table:table-cell office:value-type="float" office:value="0.67939090529829" calcext:value-type="float">
            <text:p>0.67939090529829</text:p>
          </table:table-cell>
          <table:table-cell office:value-type="float" office:value="0" calcext:value-type="float">
            <text:p>0</text:p>
          </table:table-cell>
          <table:table-cell office:value-type="float" office:value="1416.77637334494" calcext:value-type="float">
            <text:p>1416.776373344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35.7250904743016" calcext:value-type="float">
            <text:p>-35.72509047430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1610340850284, 'col0': 1.0004099659592833, 'col1': 1.0002616669569182, 'col2': 0.9999952556286181, 'col3': 1.000985365290004, 'col4': 1.0000201806516886, 'col5': 1.0006193392722829, 'col6': 1.0000412806064096, 'col7': 1.0001128849224548, 'col8': 1.0007930447834406, 'col9': 1.000067336717988, 'col10': 1.0006576077475913, 'col11': 1.0006526002048763, 'col12': 1.0003042967005578, 'col13': 1.000093915577766, 'col14': 1.0000770294605275, 'col15': 1.0004834297972056, 'col16': 1.0004071998285005, 'col17': 1.0000190750480444, 'col18': 1.0001184193711774, 'col19': 1.0006650466239233, 'col20': 1.0000252819074558, 'col21': 1.0007611753636472, 'col22': 1.0000618477610874, 'col23': 1.0000091836722793}</text:p>
          </table:table-cell>
          <table:table-cell office:value-type="float" office:value="0.99" calcext:value-type="float">
            <text:p>0.99</text:p>
          </table:table-cell>
          <table:table-cell office:value-type="float" office:value="0.681886462882096" calcext:value-type="float">
            <text:p>0.681886462882096</text:p>
          </table:table-cell>
          <table:table-cell office:value-type="float" office:value="0.98995983935743" calcext:value-type="float">
            <text:p>0.98995983935743</text:p>
          </table:table-cell>
          <table:table-cell office:value-type="float" office:value="0.674994646298808" calcext:value-type="float">
            <text:p>0.674994646298808</text:p>
          </table:table-cell>
          <table:table-cell office:value-type="float" office:value="0" calcext:value-type="float">
            <text:p>0</text:p>
          </table:table-cell>
          <table:table-cell office:value-type="float" office:value="17112.9842658308" calcext:value-type="float">
            <text:p>17112.98426583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616.469254310344" calcext:value-type="float">
            <text:p>-616.46925431034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0.9999949353371524, 'col0': 1.0004219777980752, 'col1': 1.0004197956360523, 'col2': 1.0003891995658196, 'col3': 1.0003472820994863, 'col4': 1.000018189100639, 'col5': 1.0000053281786472, 'col6': 1.0001087296030875, 'col7': 1.0000004766796464, 'col8': 0.9999998197287675, 'col9': 1.0010554671932823, 'col10': 1.0000387733884193, 'col11': 1.000029558553382, 'col12': 1.00050704237025, 'col13': 0.9999952172861357, 'col14': 1.0001002797586631, 'col15': 1.0000642055794824, 'col16': 1.000014395517063, 'col17': 1.0008281339636815, 'col18': 1.000035261041633, 'col19': 1.0000104031383095, 'col20': 1.0003940469042878, 'col21': 0.9999941709636335, 'col22': 1.0002102511748245, 'col23': 1.000022925758466}</text:p>
          </table:table-cell>
          <table:table-cell office:value-type="float" office:value="0.985" calcext:value-type="float">
            <text:p>0.985</text:p>
          </table:table-cell>
          <table:table-cell office:value-type="float" office:value="0.688733624454148" calcext:value-type="float">
            <text:p>0.688733624454148</text:p>
          </table:table-cell>
          <table:table-cell office:value-type="float" office:value="0.985212933753943" calcext:value-type="float">
            <text:p>0.985212933753943</text:p>
          </table:table-cell>
          <table:table-cell office:value-type="float" office:value="0.694423485835791" calcext:value-type="float">
            <text:p>0.694423485835791</text:p>
          </table:table-cell>
          <table:table-cell office:value-type="float" office:value="0" calcext:value-type="float">
            <text:p>0</text:p>
          </table:table-cell>
          <table:table-cell office:value-type="float" office:value="62653.2396282479" calcext:value-type="float">
            <text:p>62653.23962824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278.99764401066" calcext:value-type="float">
            <text:p>-1278.9976440106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7403894011808, 'col0': 1.000226240782069, 'col1': 1.0003008943840306, 'col2': 1.0004256712780124, 'col3': 1.0000363202689604, 'col4': 1.000319928763336, 'col5': 1.0000022733586775, 'col6': 1.0000203608306166, 'col7': 0.9999987750042254, 'col8': 1.0000263562292264, 'col9': 1.0026496067302357, 'col10': 1.0004569342151761, 'col11': 0.9999995400106831, 'col12': 1.0004890548502217, 'col13': 1.0001504502518026, 'col14': 1.0001347128679694, 'col15': 1.0003415634830186, 'col16': 1.0000022257396504, 'col17': 1.0016459183884792, 'col18': 1.000526835504183, 'col19': 0.9999938169181257, 'col20': 1.0002956326558698, 'col21': 1.00000895842769, 'col22': 1.0000627267075972, 'col23': 0.9999937532882079}</text:p>
          </table:table-cell>
          <table:table-cell office:value-type="float" office:value="0.98335" calcext:value-type="float">
            <text:p>0.98335</text:p>
          </table:table-cell>
          <table:table-cell office:value-type="float" office:value="0.68953711790393" calcext:value-type="float">
            <text:p>0.68953711790393</text:p>
          </table:table-cell>
          <table:table-cell office:value-type="float" office:value="0.983515667541211" calcext:value-type="float">
            <text:p>0.983515667541211</text:p>
          </table:table-cell>
          <table:table-cell office:value-type="float" office:value="0.696575506162723" calcext:value-type="float">
            <text:p>0.696575506162723</text:p>
          </table:table-cell>
          <table:table-cell office:value-type="float" office:value="0" calcext:value-type="float">
            <text:p>0</text:p>
          </table:table-cell>
          <table:table-cell office:value-type="float" office:value="110812.853041113" calcext:value-type="float">
            <text:p>110812.8530411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4.573866358528" calcext:value-type="float">
            <text:p>134.5738663585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1015697193498228, 'col0': 1.0989931911675224, 'col1': 1.0000275622428338, 'col2': 1.0116333687996097, 'col3': 1.0000926695650072, 'col4': 1.055950895301426, 'col5': 1.0791838553025683, 'col6': 1.0000267752595249, 'col7': 1.021273322100706, 'col8': 1.0538563529588014, 'col9': 1.0318314011863232, 'col10': 1.009258693984272, 'col11': 1.2496481197005957, 'col12': 1.020933006795474, 'col13': 1.0015937176305356, 'col14': 1.0140348555119365, 'col15': 1.0066601874202248, 'col16': 1.0903164953776137, 'col17': 1.0294120100175754, 'col18': 1.0379590313097053, 'col19': 1.0414965805483638, 'col20': 1.1265814560653433, 'col21': 1.309507685321713, 'col22': 1.0238295912058972, 'col23': 1.0012956169230287, 'col24': 1.0400070102780816, 'col25': 1.0686353892677782, 'col26': 1.1596523081518935, 'col27': 1.0081493607605836, 'col28': 1.008166147827095, 'col29': 1.0213427121219019}</text:p>
          </table:table-cell>
          <table:table-cell office:value-type="float" office:value="1" calcext:value-type="float">
            <text:p>1</text:p>
          </table:table-cell>
          <table:table-cell office:value-type="float" office:value="0.674620087336245" calcext:value-type="float">
            <text:p>0.674620087336245</text:p>
          </table:table-cell>
          <table:table-cell office:value-type="float" office:value="1" calcext:value-type="float">
            <text:p>1</text:p>
          </table:table-cell>
          <table:table-cell office:value-type="float" office:value="0.660766317016317" calcext:value-type="float">
            <text:p>0.660766317016317</text:p>
          </table:table-cell>
          <table:table-cell office:value-type="float" office:value="0" calcext:value-type="float">
            <text:p>0</text:p>
          </table:table-cell>
          <table:table-cell office:value-type="float" office:value="1974.05794948107" calcext:value-type="float">
            <text:p>1974.057949481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1.8840062939714" calcext:value-type="float">
            <text:p>-11.88400629397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51587382885814, 'col0': 1.0017836815900476, 'col1': 1.0034774849445829, 'col2': 1.0024330389689524, 'col3': 1.0002263463656316, 'col4': 1.0000958091020187, 'col5': 1.0014999094760308, 'col6': 1.00020394697385, 'col7': 1.0022637377293864, 'col8': 1.0006427113402585, 'col9': 1.002071509325292, 'col10': 1.0004831387074204, 'col11': 1.0046044110853016, 'col12': 1.003676689087105, 'col13': 1.0000039027143381, 'col14': 1.0000988530658055, 'col15': 1.000423807786497, 'col16': 1.0015441749334797, 'col17': 1.0000711605683907, 'col18': 1.0007060882655696, 'col19': 1.0003251806120321, 'col20': 1.0000540262844198, 'col21': 1.0039015949550492, 'col22': 1.0079138255157776, 'col23': 1.001102576923427, 'col24': 1.003383218346575, 'col25': 1.0019795793569743, 'col26': 1.000061081797863, 'col27': 1.0001354698019047, 'col28': 1.0000247822447696, 'col29': 1.0022736445295464}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4637554585153" calcext:value-type="float">
            <text:p>0.694637554585153</text:p>
          </table:table-cell>
          <table:table-cell office:value-type="float" office:value="0.992978936810431" calcext:value-type="float">
            <text:p>0.992978936810431</text:p>
          </table:table-cell>
          <table:table-cell office:value-type="float" office:value="0.683904097204643" calcext:value-type="float">
            <text:p>0.683904097204643</text:p>
          </table:table-cell>
          <table:table-cell office:value-type="float" office:value="0" calcext:value-type="float">
            <text:p>0</text:p>
          </table:table-cell>
          <table:table-cell office:value-type="float" office:value="23323.4416000969" calcext:value-type="float">
            <text:p>23323.44160009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570.610051862028" calcext:value-type="float">
            <text:p>-570.61005186202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436251643926, 'col0': 0.999996615453791, 'col1': 1.0001139810912136, 'col2': 1.0003320327579963, 'col3': 1.0000034460527716, 'col4': 0.9999937858826294, 'col5': 1.0000511747714602, 'col6': 1.0004865013081703, 'col7': 1.0000569959899472, 'col8': 1.0002472456933793, 'col9': 1.0000583809762313, 'col10': 1.000625376751771, 'col11': 0.9999943619907822, 'col12': 0.999996854251391, 'col13': 1.0000056280284635, 'col14': 1.000049858283989, 'col15': 1.000135016941751, 'col16': 1.000020875031368, 'col17': 1.0001011231005257, 'col18': 1.0005553397783296, 'col19': 1.0000129840442782, 'col20': 1.000893178287296, 'col21': 1.000042094023848, 'col22': 1.0001127167654011, 'col23': 1.0000130990382294, 'col24': 1.0000126799907558, 'col25': 1.0000337330663436, 'col26': 1.000408438404656, 'col27': 1.0000474518070757, 'col28': 1.0005544990878754, 'col29': 1.0000940016169126}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697851528384279" calcext:value-type="float">
            <text:p>0.697851528384279</text:p>
          </table:table-cell>
          <table:table-cell office:value-type="float" office:value="0.987069390978186" calcext:value-type="float">
            <text:p>0.987069390978186</text:p>
          </table:table-cell>
          <table:table-cell office:value-type="float" office:value="0.707932327018539" calcext:value-type="float">
            <text:p>0.707932327018539</text:p>
          </table:table-cell>
          <table:table-cell office:value-type="float" office:value="0" calcext:value-type="float">
            <text:p>0</text:p>
          </table:table-cell>
          <table:table-cell office:value-type="float" office:value="79691.3169820672" calcext:value-type="float">
            <text:p>79691.31698206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153.27096323534" calcext:value-type="float">
            <text:p>-1153.2709632353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1529790201833, 'col0': 1.0012577571258499, 'col1': 1.0005763604041549, 'col2': 1.0000549203633373, 'col3': 1.000430546329136, 'col4': 1.000287695510867, 'col5': 1.0006917315028132, 'col6': 1.0000857291563081, 'col7': 1.0000739634615878, 'col8': 1.0002303613300856, 'col9': 1.001106084977999, 'col10': 1.001763534875742, 'col11': 0.999996597230059, 'col12': 1.0006737370690388, 'col13': 1.0004127499200675, 'col14': 1.0000068731562888, 'col15': 1.000094453890687, 'col16': 1.0000792293579648, 'col17': 1.0000304331355163, 'col18': 1.0000734500863024, 'col19': 1.0063154997915726, 'col20': 1.000105538410667, 'col21': 1.00067251612415, 'col22': 1.0000216635293935, 'col23': 1.0005516591056696, 'col24': 1.0002429129009571, 'col25': 1.0007033061185076, 'col26': 1.0001278603218173, 'col27': 1.0001014993724833, 'col28': 1.000209583359994, 'col29': 1.0061827640717296}</text:p>
          </table:table-cell>
          <table:table-cell office:value-type="float" office:value="0.98605" calcext:value-type="float">
            <text:p>0.98605</text:p>
          </table:table-cell>
          <table:table-cell office:value-type="float" office:value="0.69764192139738" calcext:value-type="float">
            <text:p>0.69764192139738</text:p>
          </table:table-cell>
          <table:table-cell office:value-type="float" office:value="0.986160027779156" calcext:value-type="float">
            <text:p>0.986160027779156</text:p>
          </table:table-cell>
          <table:table-cell office:value-type="float" office:value="0.71068026073876" calcext:value-type="float">
            <text:p>0.71068026073876</text:p>
          </table:table-cell>
          <table:table-cell office:value-type="float" office:value="0" calcext:value-type="float">
            <text:p>0</text:p>
          </table:table-cell>
          <table:table-cell office:value-type="float" office:value="140624.784205702" calcext:value-type="float">
            <text:p>140624.7842057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84.082051528285" calcext:value-type="float">
            <text:p>184.08205152828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3353566624906, 'col0': 1.1013433539543485, 'col1': 1.033276109615734, 'col2': 1.1182380924517579, 'col3': 1.025019233482126, 'col4': 1.1025916710443666, 'col5': 1.0330681370667716, 'col6': 1.1027512148379113, 'col7': 1.2426798506073415, 'col8': 1.046528673466084, 'col9': 1.00068815424624, 'col10': 1.054817088343803, 'col11': 1.0159508495264846, 'col12': 1.002584066516163, 'col13': 1.007182828255146, 'col14': 1.0000764899160735, 'col15': 1.0081601310685369, 'col16': 1.1393288256548668, 'col17': 1.1994367635540233, 'col18': 1.1192556839663046, 'col19': 1.0023023100788337, 'col20': 1.083243729351845, 'col21': 1.0002677956043733, 'col22': 1.0002736233268883, 'col23': 1.1250951110273442, 'col24': 1.0619608038225603, 'col25': 1.1117698938623977, 'col26': 1.266081204044119, 'col27': 1.0034112019793948, 'col28': 1.0042261806470143, 'col29': 1.062540366216609, 'col30': 1.027248214610288, 'col31': 1.1538864298793778, 'col32': 1.0017429855613544, 'col33': 1.0016732429766497, 'col34': 1.0108435423824735, 'col35': 1.0581763352770637}</text:p>
          </table:table-cell>
          <table:table-cell office:value-type="float" office:value="1" calcext:value-type="float">
            <text:p>1</text:p>
          </table:table-cell>
          <table:table-cell office:value-type="float" office:value="0.667668122270742" calcext:value-type="float">
            <text:p>0.667668122270742</text:p>
          </table:table-cell>
          <table:table-cell office:value-type="float" office:value="1" calcext:value-type="float">
            <text:p>1</text:p>
          </table:table-cell>
          <table:table-cell office:value-type="float" office:value="0.641492368569813" calcext:value-type="float">
            <text:p>0.641492368569813</text:p>
          </table:table-cell>
          <table:table-cell office:value-type="float" office:value="0" calcext:value-type="float">
            <text:p>0</text:p>
          </table:table-cell>
          <table:table-cell office:value-type="float" office:value="2250.63129748916" calcext:value-type="float">
            <text:p>2250.631297489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.63329319848895" calcext:value-type="float">
            <text:p>-1.633293198488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6265702763257, 'col0': 1.012226235125498, 'col1': 1.0007334011992988, 'col2': 1.00206799445977, 'col3': 1.0056483526813702, 'col4': 1.005184591709144, 'col5': 1.0062632861326493, 'col6': 1.0001459947031834, 'col7': 1.0058363668025214, 'col8': 1.0000480891039807, 'col9': 1.0092456685029951, 'col10': 1.0022215063920226, 'col11': 1.0005864640190656, 'col12': 1.0025431407099399, 'col13': 1.0044372314179475, 'col14': 1.0013973899970778, 'col15': 1.0017830689688034, 'col16': 1.0018363540251582, 'col17': 1.0000469299370423, 'col18': 1.0007070837717233, 'col19': 1.0012561555590014, 'col20': 1.0006090200844724, 'col21': 1.001315692663943, 'col22': 1.0000018757294387, 'col23': 1.003342315728902, 'col24': 1.0042776818403887, 'col25': 1.0029722024639598, 'col26': 1.0004467209462142, 'col27': 1.0046670981386907, 'col28': 1.0001392158388551, 'col29': 1.0053561682351542, 'col30': 1.0044229880540279, 'col31': 1.0040505734694471, 'col32': 1.0000523570495483, 'col33': 1.0077988329198753, 'col34': 1.000090516182101, 'col35': 1.0023960240578915}</text:p>
          </table:table-cell>
          <table:table-cell office:value-type="float" office:value="0.993" calcext:value-type="float">
            <text:p>0.993</text:p>
          </table:table-cell>
          <table:table-cell office:value-type="float" office:value="0.68810480349345" calcext:value-type="float">
            <text:p>0.68810480349345</text:p>
          </table:table-cell>
          <table:table-cell office:value-type="float" office:value="0.992978936810431" calcext:value-type="float">
            <text:p>0.992978936810431</text:p>
          </table:table-cell>
          <table:table-cell office:value-type="float" office:value="0.671571512654503" calcext:value-type="float">
            <text:p>0.671571512654503</text:p>
          </table:table-cell>
          <table:table-cell office:value-type="float" office:value="0" calcext:value-type="float">
            <text:p>0</text:p>
          </table:table-cell>
          <table:table-cell office:value-type="float" office:value="25710.3245232641" calcext:value-type="float">
            <text:p>25710.32452326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534.61998402618" calcext:value-type="float">
            <text:p>-534.6199840261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00527565301003, 'col0': 1.0004813207212075, 'col1': 1.002678400062506, 'col2': 1.0027442114595457, 'col3': 1.0000783910642788, 'col4': 1.0006301447861297, 'col5': 1.0007223758151762, 'col6': 1.0006318547379647, 'col7': 1.0001014683832095, 'col8': 1.0000065319742488, 'col9': 1.0014508357189633, 'col10': 1.0007593640461543, 'col11': 1.0002694253050335, 'col12': 0.9999937546054406, 'col13': 0.9999940870704496, 'col14': 1.0009641126161335, 'col15': 1.0004217931796895, 'col16': 1.000203759654461, 'col17': 0.9999995921495632, 'col18': 1.000121474038177, 'col19': 1.0000381412916823, 'col20': 1.0001437007143468, 'col21': 1.0062777250978165, 'col22': 1.0081622410359035, 'col23': 1.0002962366905555, 'col24': 1.0006236259526142, 'col25': 1.0017200623608573, 'col26': 1.0018055198776028, 'col27': 1.0001716920075132, 'col28': 1.0006458061475518, 'col29': 1.0017509776036713, 'col30': 1.0010468351872222, 'col31': 1.0001616069362396, 'col32': 1.0000186930809172, 'col33': 1.0085052833611716, 'col34': 1.0083215966770227, 'col35': 1.0001347955259434}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709868995633188" calcext:value-type="float">
            <text:p>0.709868995633188</text:p>
          </table:table-cell>
          <table:table-cell office:value-type="float" office:value="0.988932806324111" calcext:value-type="float">
            <text:p>0.988932806324111</text:p>
          </table:table-cell>
          <table:table-cell office:value-type="float" office:value="0.715318959311692" calcext:value-type="float">
            <text:p>0.715318959311692</text:p>
          </table:table-cell>
          <table:table-cell office:value-type="float" office:value="0" calcext:value-type="float">
            <text:p>0</text:p>
          </table:table-cell>
          <table:table-cell office:value-type="float" office:value="95540.5186260319" calcext:value-type="float">
            <text:p>95540.51862603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096.89293111612" calcext:value-type="float">
            <text:p>-1096.892931116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ntercept': 1.001298091195961, 'col0': 1.0020689367184985, 'col1': 1.0001688060603295, 'col2': 1.0000586472846342, 'col3': 1.000472407826446, 'col4': 1.0001472308781127, 'col5': 0.9999948030138305, 'col6': 1.0008400467770882, 'col7': 1.0000257260764627, 'col8': 1.0013318740150612, 'col9': 1.002491321571908, 'col10': 1.0043806617809845, 'col11': 1.001401850479628, 'col12': 1.0029294678167964, 'col13': 1.0006244526836985, 'col14': 1.0007337899541053, 'col15': 1.0002043745710145, 'col16': 1.0000149687348054, 'col17': 1.000006582384404, 'col18': 1.0000041122159138, 'col19': 1.000416510389072, 'col20': 1.0002312153484079, 'col21': 1.022395245554981, 'col22': 1.0262370794049895, 'col23': 1.003065888531198, 'col24': 1.0016092125980318, 'col25': 1.0004263589850968, 'col26': 1.0002868875842974, 'col27': 1.0008163176155307, 'col28': 1.000267560507098, 'col29': 1.0000535001913453, 'col30': 1.0003307439987033, 'col31': 1.0000319269810227, 'col32': 1.0003073619109468, 'col33': 1.0396190013948106, 'col34': 1.03833102714754, 'col35': 1.010964155847396}</text:p>
          </table:table-cell>
          <table:table-cell office:value-type="float" office:value="0.98685" calcext:value-type="float">
            <text:p>0.98685</text:p>
          </table:table-cell>
          <table:table-cell office:value-type="float" office:value="0.709449781659389" calcext:value-type="float">
            <text:p>0.709449781659389</text:p>
          </table:table-cell>
          <table:table-cell office:value-type="float" office:value="0.986953717942358" calcext:value-type="float">
            <text:p>0.986953717942358</text:p>
          </table:table-cell>
          <table:table-cell office:value-type="float" office:value="0.719086702469011" calcext:value-type="float">
            <text:p>0.719086702469011</text:p>
          </table:table-cell>
          <table:table-cell office:value-type="float" office:value="0" calcext:value-type="float">
            <text:p>0</text:p>
          </table:table-cell>
          <table:table-cell office:value-type="float" office:value="169573.510890164" calcext:value-type="float">
            <text:p>169573.510890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11:59:08.369095289</dc:date>
    <meta:editing-duration>PT1M52S</meta:editing-duration>
    <meta:editing-cycles>1</meta:editing-cycles>
    <meta:document-statistic meta:table-count="1" meta:cell-count="948" meta:object-count="0"/>
    <meta:generator>LibreOffice/6.0.7.3$Linux_X86_64 LibreOffice_project/00m0$Build-3</meta:generator>
  </office:meta>
</office:document-meta>
</file>